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Contents_20_Heading">
      <style:paragraph-properties fo:break-before="page"/>
    </style:style>
    <style:style style:name="P114" style:family="paragraph" style:parent-style-name="Text_20_body">
      <style:paragraph-properties fo:margin-left="0.4437in" fo:margin-right="0in" fo:margin-top="0.0783in" fo:margin-bottom="0.0783in" fo:text-indent="0in" style:auto-text-indent="false"/>
    </style:style>
    <style:style style:name="P115" style:family="paragraph" style:parent-style-name="Text_20_body">
      <style:paragraph-properties fo:margin-left="0.4437in" fo:margin-right="0in" fo:text-indent="0in" style:auto-text-indent="false"/>
    </style:style>
    <style:style style:name="P11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1" style:family="paragraph" style:parent-style-name="Standard">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4"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5" style:family="paragraph" style:parent-style-name="Standard">
      <style:paragraph-properties fo:margin-left="-0.0083in" fo:margin-right="-0.0008in" fo:text-indent="0in" style:auto-text-indent="false">
        <style:tab-stops>
          <style:tab-stop style:position="5.7217in"/>
        </style:tab-stops>
      </style:paragraph-properties>
    </style:style>
    <style:style style:name="P136"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8"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4" style:family="paragraph" style:parent-style-name="Text_20_body">
      <style:paragraph-properties fo:margin-top="0in" fo:margin-bottom="0.1575in"/>
      <style:text-properties fo:font-weight="normal" style:font-weight-asian="normal" style:font-weight-complex="normal"/>
    </style:style>
    <style:style style:name="P145"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6" style:family="paragraph" style:parent-style-name="Text_20_body">
      <style:paragraph-properties fo:margin-left="0.0563in" fo:margin-right="0.0016in" fo:margin-top="0.0799in" fo:margin-bottom="0.0402in" fo:text-indent="0in" style:auto-text-indent="false"/>
    </style:style>
    <style:style style:name="P147" style:family="paragraph" style:parent-style-name="Text_20_body">
      <style:paragraph-properties fo:margin-left="0.0563in" fo:margin-right="0.0016in" fo:margin-top="0.0402in" fo:margin-bottom="0.0598in" fo:text-indent="0in" style:auto-text-indent="false"/>
    </style:style>
    <style:style style:name="P148" style:family="paragraph" style:parent-style-name="Text_20_body">
      <style:paragraph-properties fo:margin-left="0.0563in" fo:margin-right="0.0016in" fo:margin-top="0.0402in" fo:margin-bottom="0.0402in" fo:text-indent="0in" style:auto-text-indent="false"/>
    </style:style>
    <style:style style:name="P149" style:family="paragraph" style:parent-style-name="Text_20_body">
      <style:paragraph-properties fo:margin-left="0.0563in" fo:margin-right="0.0016in" fo:margin-top="0.0402in" fo:margin-bottom="0.0799in" fo:text-indent="0in" style:auto-text-indent="false"/>
    </style:style>
    <style:style style:name="P150"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3"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4"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5" style:family="paragraph" style:parent-style-name="Contents_20_3">
      <style:paragraph-properties>
        <style:tab-stops>
          <style:tab-stop style:position="7.1791in" style:type="right" style:leader-style="dotted" style:leader-text="."/>
        </style:tab-stops>
      </style:paragraph-properties>
    </style:style>
    <style:style style:name="P156"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7" style:family="paragraph" style:parent-style-name="Heading_20_3">
      <style:paragraph-properties fo:break-before="page"/>
    </style:style>
    <style:style style:name="P158" style:family="paragraph" style:parent-style-name="Heading_20_2">
      <style:text-properties style:font-name="Arial2" fo:font-size="10pt" style:font-size-asian="10pt" style:font-size-complex="10pt"/>
    </style:style>
    <style:style style:name="P159" style:family="paragraph" style:parent-style-name="Heading_20_2">
      <style:text-properties fo:font-style="normal" fo:font-weight="normal" style:font-style-asian="normal" style:font-weight-asian="normal" style:font-style-complex="normal" style:font-weight-complex="normal"/>
    </style:style>
    <style:style style:name="P160" style:family="paragraph" style:parent-style-name="Heading_20_2">
      <style:paragraph-properties fo:break-before="page"/>
    </style:style>
    <style:style style:name="P161" style:family="paragraph" style:parent-style-name="Appendix">
      <style:paragraph-properties fo:break-before="page"/>
    </style:style>
    <style:style style:name="P162" style:family="paragraph" style:parent-style-name="Appendix">
      <style:paragraph-properties fo:margin-left="0in" fo:margin-right="0in" fo:text-indent="0in" style:auto-text-indent="false" fo:break-before="page"/>
    </style:style>
    <style:style style:name="P163" style:family="paragraph" style:parent-style-name="Standard" style:list-style-name="L2"/>
    <style:style style:name="P16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165" style:family="paragraph" style:parent-style-name="Standard" style:list-style-name="L5">
      <style:paragraph-properties fo:margin-top="0in" fo:margin-bottom="0.0783in"/>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fo:font-style="normal" style:font-style-asian="normal" style:font-style-complex="normal"/>
    </style:style>
    <style:style style:name="P168" style:family="paragraph" style:parent-style-name="Text_20_body" style:list-style-name="L1"/>
    <style:style style:name="P169" style:family="paragraph" style:parent-style-name="Text_20_body" style:list-style-name="L2"/>
    <style:style style:name="P170" style:family="paragraph" style:parent-style-name="Text_20_body" style:list-style-name="L2">
      <style:paragraph-properties>
        <style:tab-stops>
          <style:tab-stop style:position="4.5654in"/>
        </style:tab-stops>
      </style:paragraph-properties>
    </style:style>
    <style:style style:name="P171" style:family="paragraph" style:parent-style-name="Text_20_body" style:list-style-name="L2">
      <style:paragraph-properties>
        <style:tab-stops>
          <style:tab-stop style:position="4.4626in"/>
        </style:tab-stops>
      </style:paragraph-properties>
    </style:style>
    <style:style style:name="P172" style:family="paragraph" style:parent-style-name="Text_20_body" style:list-style-name="L2">
      <style:paragraph-properties>
        <style:tab-stops>
          <style:tab-stop style:position="2.5217in"/>
        </style:tab-stops>
      </style:paragraph-properties>
    </style:style>
    <style:style style:name="P173" style:family="paragraph" style:parent-style-name="Text_20_body" style:list-style-name="L2">
      <style:paragraph-properties>
        <style:tab-stops>
          <style:tab-stop style:position="3.9563in"/>
        </style:tab-stops>
      </style:paragraph-properties>
    </style:style>
    <style:style style:name="P174" style:family="paragraph" style:parent-style-name="Text_20_body" style:list-style-name="L4"/>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paragraph-properties fo:text-align="center" style:justify-single-word="false"/>
      <style:text-properties style:font-name="Times New Roman" fo:font-size="24pt" style:font-size-asian="24pt" style:font-size-complex="24pt"/>
    </style:style>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name-asian="Arial2" style:font-size-asian="10pt" style:font-weight-asian="bold" style:font-name-complex="Arial2"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style:font-name-asian="Arial" style:font-name-complex="Arial"/>
    </style:style>
    <style:style style:name="T143" style:family="text">
      <style:text-properties style:font-name="Arial" style:font-name-asian="DejaVu Sans" style:font-name-complex="DejaVu Sans"/>
    </style:style>
    <style:style style:name="T144" style:family="text">
      <style:text-properties style:font-name="Arial" fo:font-weight="bold" style:font-weight-asian="bold" style:font-weight-complex="bold"/>
    </style:style>
    <style:style style:name="T145" style:family="text">
      <style:text-properties style:font-name="Arial" fo:font-size="10pt" style:font-size-asian="10.5pt"/>
    </style:style>
    <style:style style:name="T146" style:family="text">
      <style:text-properties style:font-name="Arial" fo:font-size="10pt" fo:font-style="normal" fo:font-weight="normal" style:font-size-asian="10.5pt" style:font-weight-asian="normal" style:font-size-complex="10pt" style:font-weight-complex="normal"/>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Electron"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3"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fr4"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fill-color="#000000" draw:textarea-horizontal-align="justify" draw:textarea-vertical-align="middle" draw:auto-grow-height="false" style:run-through="foreground"/>
    </style:style>
    <style:style style:name="gr10" style:family="graphic">
      <style:graphic-properties draw:fill-color="#ffffff" draw:textarea-horizontal-align="justify" draw:textarea-vertical-align="middle" draw:auto-grow-height="false" style:run-through="foreground"/>
    </style:style>
    <style:style style:name="gr11"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6" text:anchor-type="page" text:anchor-page-number="1" svg:x="1.3563in" svg:y="3.8362in" svg:width="5.8126in" svg:height="4.5673in" draw:z-index="13">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4">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g text:anchor-type="paragraph" draw:z-index="11" draw:style-name="gr8"><draw:custom-shape draw:style-name="gr9" draw:text-style-name="P188" svg:width="0.2303in" svg:height="0.2303in" svg:x="5.0083in" svg:y="-0.023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188" svg:width="0.2303in" svg:height="0.2303in" svg:x="6.4945in" svg:y="-0.028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0" draw:text-style-name="P188" svg:width="0.1004in" svg:height="0.1004in" svg:x="6.5646in" svg:y="0.0366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11" draw:text-style-name="P188" svg:x1="5.1945in" svg:y1="0.0866in" svg:x2="6.5543in" svg:y2="0.0866in"><text:p/></draw:line></draw:g></text:p>
      <text:p text:style-name="P36"/>
      <text:p text:style-name="P36"><draw:g text:anchor-type="paragraph" draw:z-index="12" draw:style-name="gr8"><draw:custom-shape draw:style-name="gr9" draw:text-style-name="P188" svg:width="-0.2303in" svg:height="-0.2303in" svg:x="2.6732in" svg:y="0.5319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9" draw:text-style-name="P188" svg:width="-0.2303in" svg:height="-0.2303in" svg:x="1.1866in" svg:y="0.536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draw:style-name="gr10" draw:text-style-name="P188" svg:width="-0.1004in" svg:height="-0.1004in" svg:x="1.1169in" svg:y="0.472i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draw:style-name="gr11" draw:text-style-name="P188" svg:x1="2.487in" svg:y1="0.422in" svg:x2="1.1272in" svg:y2="0.422in"><text:p/></draw:line></draw:g></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3">Table of Contents</text:p>
          </text:index-title>
          <text:h text:style-name="P153" text:outline-level="1"><text:a xlink:type="simple" xlink:href="#__RefHeading__15221_972012461" text:style-name="Internet_20_link" text:visited-style-name="Internet_20_link">1 <text:s/><text:tab/>Introduction<text:tab/>4</text:a></text:h>
          <text:h text:style-name="P153" text:outline-level="1"><text:a xlink:type="simple" xlink:href="#__RefHeading__249846_2109382754" text:style-name="Internet_20_link" text:visited-style-name="Internet_20_link">2 <text:s/><text:tab/>Core Functionality<text:tab/>4</text:a></text:h>
          <text:p text:style-name="P154"><text:a xlink:type="simple" xlink:href="#__RefHeading__15223_972012461" text:style-name="Internet_20_link" text:visited-style-name="Internet_20_link">2.1<text:tab/>Architecture<text:tab/>4</text:a></text:p>
          <text:p text:style-name="P154"><text:a xlink:type="simple" xlink:href="#__RefHeading__15225_972012461" text:style-name="Internet_20_link" text:visited-style-name="Internet_20_link">2.2<text:tab/>Provisioning API<text:tab/>4</text:a></text:p>
          <text:p text:style-name="P154"><text:a xlink:type="simple" xlink:href="#__RefHeading__15229_972012461" text:style-name="Internet_20_link" text:visited-style-name="Internet_20_link">2.3<text:tab/>User API<text:tab/>5</text:a></text:p>
          <text:p text:style-name="P154"><text:a xlink:type="simple" xlink:href="#__RefHeading__15231_972012461" text:style-name="Internet_20_link" text:visited-style-name="Internet_20_link">2.4<text:tab/>Security Model<text:tab/>5</text:a></text:p>
          <text:p text:style-name="P154"><text:a xlink:type="simple" xlink:href="#__RefHeading__15233_972012461" text:style-name="Internet_20_link" text:visited-style-name="Internet_20_link">2.5<text:tab/>Transaction Based Operation<text:tab/>5</text:a></text:p>
          <text:p text:style-name="P154"><text:a xlink:type="simple" xlink:href="#__RefHeading__32884_823033893" text:style-name="Internet_20_link" text:visited-style-name="Internet_20_link">2.6<text:tab/>Privacy Enabled Provisioning<text:tab/>6</text:a></text:p>
          <text:p text:style-name="P154"><text:a xlink:type="simple" xlink:href="#__RefHeading__16753_976989119" text:style-name="Internet_20_link" text:visited-style-name="Internet_20_link">2.7<text:tab/>Device ID<text:tab/>6</text:a></text:p>
          <text:p text:style-name="P154"><text:a xlink:type="simple" xlink:href="#__RefHeading__177013_2109382754" text:style-name="Internet_20_link" text:visited-style-name="Internet_20_link">2.8<text:tab/>Backward Compatibility<text:tab/>6</text:a></text:p>
          <text:h text:style-name="P153" text:outline-level="1"><text:a xlink:type="simple" xlink:href="#__RefHeading__15235_972012461" text:style-name="Internet_20_link" text:visited-style-name="Internet_20_link">3 <text:s/><text:tab/>Objects<text:tab/>7</text:a></text:h>
          <text:p text:style-name="P154"><text:a xlink:type="simple" xlink:href="#__RefHeading__15237_972012461" text:style-name="Internet_20_link" text:visited-style-name="Internet_20_link">3.1<text:tab/>Key Entries<text:tab/>7</text:a></text:p>
          <text:p text:style-name="P154"><text:a xlink:type="simple" xlink:href="#__RefHeading__15239_972012461" text:style-name="Internet_20_link" text:visited-style-name="Internet_20_link">3.2<text:tab/>Key Protection Objects<text:tab/>8</text:a></text:p>
          <text:p text:style-name="P154"><text:a xlink:type="simple" xlink:href="#__RefHeading__15241_972012461" text:style-name="Internet_20_link" text:visited-style-name="Internet_20_link">3.3<text:tab/>Provisioning Objects<text:tab/>8</text:a></text:p>
          <text:h text:style-name="P153" text:outline-level="1"><text:a xlink:type="simple" xlink:href="#__RefHeading__15243_972012461" text:style-name="Internet_20_link" text:visited-style-name="Internet_20_link">4 <text:s/><text:tab/>Algorithm Support<text:tab/>9</text:a></text:h>
          <text:h text:style-name="P153" text:outline-level="1"><text:a xlink:type="simple" xlink:href="#__RefHeading__15245_972012461" text:style-name="Internet_20_link" text:visited-style-name="Internet_20_link">5 <text:s/><text:tab/>Key Protection Attributes<text:tab/>10</text:a></text:h>
          <text:p text:style-name="P154"><text:a xlink:type="simple" xlink:href="#__RefHeading__15247_972012461" text:style-name="Internet_20_link" text:visited-style-name="Internet_20_link">5.1<text:tab/>Key Export<text:tab/>10</text:a></text:p>
          <text:p text:style-name="P154"><text:a xlink:type="simple" xlink:href="#__RefHeading__15249_972012461" text:style-name="Internet_20_link" text:visited-style-name="Internet_20_link">5.2<text:tab/>Key Delete<text:tab/>10</text:a></text:p>
          <text:p text:style-name="P154"><text:a xlink:type="simple" xlink:href="#__RefHeading__15251_972012461" text:style-name="Internet_20_link" text:visited-style-name="Internet_20_link">5.3<text:tab/>PIN Input Methods<text:tab/>11</text:a></text:p>
          <text:p text:style-name="P154"><text:a xlink:type="simple" xlink:href="#__RefHeading__15253_972012461" text:style-name="Internet_20_link" text:visited-style-name="Internet_20_link">5.4<text:tab/>PIN Patterns<text:tab/>11</text:a></text:p>
          <text:p text:style-name="P154"><text:a xlink:type="simple" xlink:href="#__RefHeading__15255_972012461" text:style-name="Internet_20_link" text:visited-style-name="Internet_20_link">5.5<text:tab/>PIN and PUK Formats<text:tab/>11</text:a></text:p>
          <text:p text:style-name="P154"><text:a xlink:type="simple" xlink:href="#__RefHeading__15257_972012461" text:style-name="Internet_20_link" text:visited-style-name="Internet_20_link">5.6<text:tab/>PIN Grouping<text:tab/>12</text:a></text:p>
          <text:p text:style-name="P154"><text:a xlink:type="simple" xlink:href="#__RefHeading__15259_972012461" text:style-name="Internet_20_link" text:visited-style-name="Internet_20_link">5.7<text:tab/>Key Application Usage<text:tab/>12</text:a></text:p>
          <text:p text:style-name="P154"><text:a xlink:type="simple" xlink:href="#__RefHeading__15261_972012461" text:style-name="Internet_20_link" text:visited-style-name="Internet_20_link">5.8<text:tab/>Biometric Protection<text:tab/>13</text:a></text:p>
          <text:h text:style-name="P153" text:outline-level="1"><text:a xlink:type="simple" xlink:href="#__RefHeading__797652_2146041088" text:style-name="Internet_20_link" text:visited-style-name="Internet_20_link">6 <text:s/><text:tab/>Session Security Mechanisms<text:tab/>14</text:a></text:h>
          <text:p text:style-name="P154"><text:a xlink:type="simple" xlink:href="#__RefHeading__15339_972012461" text:style-name="Internet_20_link" text:visited-style-name="Internet_20_link">6.1<text:tab/>Encrypted Data<text:tab/>14</text:a></text:p>
          <text:p text:style-name="P154"><text:a xlink:type="simple" xlink:href="#__RefHeading__15341_972012461" text:style-name="Internet_20_link" text:visited-style-name="Internet_20_link">6.2<text:tab/>MAC Operations<text:tab/>14</text:a></text:p>
          <text:p text:style-name="P154"><text:a xlink:type="simple" xlink:href="#__RefHeading__15343_972012461" text:style-name="Internet_20_link" text:visited-style-name="Internet_20_link">6.3<text:tab/>Attestations<text:tab/>14</text:a></text:p>
          <text:p text:style-name="P154"><text:a xlink:type="simple" xlink:href="#__RefHeading__15345_972012461" text:style-name="Internet_20_link" text:visited-style-name="Internet_20_link">6.4<text:tab/>Target Key Reference<text:tab/>14</text:a></text:p>
          <text:h text:style-name="P153" text:outline-level="1"><text:a xlink:type="simple" xlink:href="#__RefHeading__135131_2109382754" text:style-name="Internet_20_link" text:visited-style-name="Internet_20_link">7 <text:s/><text:tab/>Detailed Operation<text:tab/>15</text:a></text:h>
          <text:p text:style-name="P154"><text:a xlink:type="simple" xlink:href="#__RefHeading__15263_972012461" text:style-name="Internet_20_link" text:visited-style-name="Internet_20_link">7.1<text:tab/>Data Types<text:tab/>15</text:a></text:p>
          <text:p text:style-name="P154"><text:a xlink:type="simple" xlink:href="#__RefHeading__15267_972012461" text:style-name="Internet_20_link" text:visited-style-name="Internet_20_link">7.2<text:tab/>Return Values<text:tab/>16</text:a></text:p>
          <text:p text:style-name="P154"><text:a xlink:type="simple" xlink:href="#__RefHeading__15269_972012461" text:style-name="Internet_20_link" text:visited-style-name="Internet_20_link">7.3<text:tab/>Error Codes<text:tab/>16</text:a></text:p>
          <text:p text:style-name="P154"><text:a xlink:type="simple" xlink:href="#__RefHeading__135133_2109382754" text:style-name="Internet_20_link" text:visited-style-name="Internet_20_link">7.4<text:tab/>Method List<text:tab/>16</text:a></text:p>
          <text:p text:style-name="P155"><text:a xlink:type="simple" xlink:href="#__RefHeading__15271_972012461" text:style-name="Internet_20_link" text:visited-style-name="Internet_20_link">getDeviceInfo [1]<text:tab/>17</text:a></text:p>
          <text:p text:style-name="P155"><text:a xlink:type="simple" xlink:href="#__RefHeading__15273_972012461" text:style-name="Internet_20_link" text:visited-style-name="Internet_20_link">createProvisioningSession [2]<text:tab/>19</text:a></text:p>
          <text:p text:style-name="P155"><text:a xlink:type="simple" xlink:href="#__RefHeading__15275_972012461" text:style-name="Internet_20_link" text:visited-style-name="Internet_20_link">closeProvisioningSession [3]<text:tab/>25</text:a></text:p>
          <text:p text:style-name="P155"><text:a xlink:type="simple" xlink:href="#__RefHeading__15277_972012461" text:style-name="Internet_20_link" text:visited-style-name="Internet_20_link">enumerateProvisioningSessions [4]<text:tab/>26</text:a></text:p>
          <text:p text:style-name="P155"><text:a xlink:type="simple" xlink:href="#__RefHeading__15279_972012461" text:style-name="Internet_20_link" text:visited-style-name="Internet_20_link">abortProvisioningSession [5]<text:tab/>27</text:a></text:p>
          <text:p text:style-name="P155"><text:soft-page-break/><text:a xlink:type="simple" xlink:href="#__RefHeading__15281_972012461" text:style-name="Internet_20_link" text:visited-style-name="Internet_20_link">signProvisioningSessionData [6]<text:tab/>28</text:a></text:p>
          <text:p text:style-name="P155"><text:a xlink:type="simple" xlink:href="#__RefHeading__15283_972012461" text:style-name="Internet_20_link" text:visited-style-name="Internet_20_link">createPUKPolicy [7]<text:tab/>29</text:a></text:p>
          <text:p text:style-name="P155"><text:a xlink:type="simple" xlink:href="#__RefHeading__15285_972012461" text:style-name="Internet_20_link" text:visited-style-name="Internet_20_link">createPINPolicy [8]<text:tab/>30</text:a></text:p>
          <text:p text:style-name="P155"><text:a xlink:type="simple" xlink:href="#__RefHeading__15287_972012461" text:style-name="Internet_20_link" text:visited-style-name="Internet_20_link">createKeyEntry [9]<text:tab/>31</text:a></text:p>
          <text:p text:style-name="P155"><text:a xlink:type="simple" xlink:href="#__RefHeading__15289_972012461" text:style-name="Internet_20_link" text:visited-style-name="Internet_20_link">getKeyHandle [10]<text:tab/>35</text:a></text:p>
          <text:p text:style-name="P155"><text:a xlink:type="simple" xlink:href="#__RefHeading__15291_972012461" text:style-name="Internet_20_link" text:visited-style-name="Internet_20_link">setCertificatePath [11]<text:tab/>36</text:a></text:p>
          <text:p text:style-name="P155"><text:a xlink:type="simple" xlink:href="#__RefHeading__15293_972012461" text:style-name="Internet_20_link" text:visited-style-name="Internet_20_link">setSymmetricKey [12]<text:tab/>38</text:a></text:p>
          <text:p text:style-name="P155"><text:a xlink:type="simple" xlink:href="#__RefHeading__15295_972012461" text:style-name="Internet_20_link" text:visited-style-name="Internet_20_link">addExtension [13]<text:tab/>40</text:a></text:p>
          <text:p text:style-name="P155"><text:a xlink:type="simple" xlink:href="#__RefHeading__15297_972012461" text:style-name="Internet_20_link" text:visited-style-name="Internet_20_link">restorePrivateKey [14]<text:tab/>43</text:a></text:p>
          <text:p text:style-name="P155"><text:a xlink:type="simple" xlink:href="#__RefHeading__15299_972012461" text:style-name="Internet_20_link" text:visited-style-name="Internet_20_link">pp_deleteKey [50]<text:tab/>44</text:a></text:p>
          <text:p text:style-name="P155"><text:a xlink:type="simple" xlink:href="#__RefHeading__15301_972012461" text:style-name="Internet_20_link" text:visited-style-name="Internet_20_link">pp_unlockKey [51]<text:tab/>46</text:a></text:p>
          <text:p text:style-name="P155"><text:a xlink:type="simple" xlink:href="#__RefHeading__15303_972012461" text:style-name="Internet_20_link" text:visited-style-name="Internet_20_link">pp_updateKey [52]<text:tab/>47</text:a></text:p>
          <text:p text:style-name="P155"><text:a xlink:type="simple" xlink:href="#__RefHeading__15305_972012461" text:style-name="Internet_20_link" text:visited-style-name="Internet_20_link">pp_cloneKeyProtection [53]<text:tab/>48</text:a></text:p>
          <text:p text:style-name="P155"><text:a xlink:type="simple" xlink:href="#__RefHeading__15307_972012461" text:style-name="Internet_20_link" text:visited-style-name="Internet_20_link">enumerateKeys [70]<text:tab/>49</text:a></text:p>
          <text:p text:style-name="P155"><text:a xlink:type="simple" xlink:href="#__RefHeading__15309_972012461" text:style-name="Internet_20_link" text:visited-style-name="Internet_20_link">getKeyAttributes [71]<text:tab/>50</text:a></text:p>
          <text:p text:style-name="P155"><text:a xlink:type="simple" xlink:href="#__RefHeading__15311_972012461" text:style-name="Internet_20_link" text:visited-style-name="Internet_20_link">getKeyProtectionInfo [72]<text:tab/>51</text:a></text:p>
          <text:p text:style-name="P155"><text:a xlink:type="simple" xlink:href="#__RefHeading__15313_972012461" text:style-name="Internet_20_link" text:visited-style-name="Internet_20_link">getExtension [73]<text:tab/>53</text:a></text:p>
          <text:p text:style-name="P155"><text:a xlink:type="simple" xlink:href="#__RefHeading__15315_972012461" text:style-name="Internet_20_link" text:visited-style-name="Internet_20_link">setProperty [74]<text:tab/>54</text:a></text:p>
          <text:p text:style-name="P155"><text:a xlink:type="simple" xlink:href="#__RefHeading__15317_972012461" text:style-name="Internet_20_link" text:visited-style-name="Internet_20_link">deleteKey [80]<text:tab/>55</text:a></text:p>
          <text:p text:style-name="P155"><text:a xlink:type="simple" xlink:href="#__RefHeading__15319_972012461" text:style-name="Internet_20_link" text:visited-style-name="Internet_20_link">exportKey [81]<text:tab/>56</text:a></text:p>
          <text:p text:style-name="P155"><text:a xlink:type="simple" xlink:href="#__RefHeading__15321_972012461" text:style-name="Internet_20_link" text:visited-style-name="Internet_20_link">unlockKey [82]<text:tab/>57</text:a></text:p>
          <text:p text:style-name="P155"><text:a xlink:type="simple" xlink:href="#__RefHeading__15323_972012461" text:style-name="Internet_20_link" text:visited-style-name="Internet_20_link">changePIN [83]<text:tab/>58</text:a></text:p>
          <text:p text:style-name="P155"><text:a xlink:type="simple" xlink:href="#__RefHeading__15325_972012461" text:style-name="Internet_20_link" text:visited-style-name="Internet_20_link">setPIN [84]<text:tab/>59</text:a></text:p>
          <text:p text:style-name="P155"><text:a xlink:type="simple" xlink:href="#__RefHeading__15327_972012461" text:style-name="Internet_20_link" text:visited-style-name="Internet_20_link">signHashedData [100]<text:tab/>60</text:a></text:p>
          <text:p text:style-name="P155"><text:a xlink:type="simple" xlink:href="#__RefHeading__15329_972012461" text:style-name="Internet_20_link" text:visited-style-name="Internet_20_link">asymmetricKeyDecrypt [101]<text:tab/>61</text:a></text:p>
          <text:p text:style-name="P155"><text:a xlink:type="simple" xlink:href="#__RefHeading__15331_972012461" text:style-name="Internet_20_link" text:visited-style-name="Internet_20_link">keyAgreement [102]<text:tab/>62</text:a></text:p>
          <text:p text:style-name="P155"><text:a xlink:type="simple" xlink:href="#__RefHeading__15333_972012461" text:style-name="Internet_20_link" text:visited-style-name="Internet_20_link">performHMAC [103]<text:tab/>63</text:a></text:p>
          <text:p text:style-name="P155"><text:a xlink:type="simple" xlink:href="#__RefHeading__15335_972012461" text:style-name="Internet_20_link" text:visited-style-name="Internet_20_link">symmetricKeyEncrypt [104]<text:tab/>64</text:a></text:p>
          <text:p text:style-name="P155"><text:a xlink:type="simple" xlink:href="#__RefHeading__66069_594490513" text:style-name="Internet_20_link" text:visited-style-name="Internet_20_link">updateFirmware [110]<text:tab/>65</text:a></text:p>
          <text:p text:style-name="P156"><text:a xlink:type="simple" xlink:href="#__RefHeading__207023_2146041088" text:style-name="Internet_20_link" text:visited-style-name="Internet_20_link">Appendix A. <text:tab/>KeyGen2 Proxy<text:tab/>66</text:a></text:p>
          <text:p text:style-name="P156"><text:a xlink:type="simple" xlink:href="#__RefHeading__15347_972012461" text:style-name="Internet_20_link" text:visited-style-name="Internet_20_link">Appendix B. <text:tab/>Sample Session<text:tab/>67</text:a></text:p>
          <text:p text:style-name="P156"><text:a xlink:type="simple" xlink:href="#__RefHeading__15349_972012461" text:style-name="Internet_20_link" text:visited-style-name="Internet_20_link">Appendix C. <text:tab/>Reference Implementation<text:tab/>67</text:a></text:p>
          <text:p text:style-name="P156"><text:a xlink:type="simple" xlink:href="#__RefHeading__15351_972012461" text:style-name="Internet_20_link" text:visited-style-name="Internet_20_link">Appendix D. <text:tab/>Remote Key Lookup<text:tab/>68</text:a></text:p>
          <text:p text:style-name="P156"><text:a xlink:type="simple" xlink:href="#__RefHeading__15353_972012461" text:style-name="Internet_20_link" text:visited-style-name="Internet_20_link">Appendix E. <text:tab/>Security Considerations<text:tab/>69</text:a></text:p>
          <text:p text:style-name="P156"><text:a xlink:type="simple" xlink:href="#__RefHeading__15355_972012461" text:style-name="Internet_20_link" text:visited-style-name="Internet_20_link">Appendix F. <text:tab/>Intellectual Property Rights<text:tab/>69</text:a></text:p>
          <text:p text:style-name="P156"><text:a xlink:type="simple" xlink:href="#__RefHeading__15357_972012461" text:style-name="Internet_20_link" text:visited-style-name="Internet_20_link">Appendix G. <text:tab/>References<text:tab/>70</text:a></text:p>
          <text:p text:style-name="P156"><text:a xlink:type="simple" xlink:href="#__RefHeading__15359_972012461" text:style-name="Internet_20_link" text:visited-style-name="Internet_20_link">Appendix H. <text:tab/>Acknowledgments<text:tab/>72</text:a></text:p>
          <text:p text:style-name="P156"><text:a xlink:type="simple" xlink:href="#__RefHeading__15361_972012461" text:style-name="Internet_20_link" text:visited-style-name="Internet_20_link">Appendix I. <text:tab/>Author<text:tab/>72</text:a></text:p>
          <text:p text:style-name="P156"><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66"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0"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0"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50"/>
      <text:p text:style-name="P50"/>
      <text:h text:style-name="P166"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ecret Key</text:p>
          </table:table-cell>
          <table:table-cell table:style-name="Table110.B2" office:value-type="string">
            <text:p text:style-name="Table_20_Contents"><text:span text:style-name="T2">Optional</text:span><text:span text:style-name="T94"> secret key defined by calling </text:span><text:span text:style-name="CrossRef"><text:span text:style-name="T94"><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6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3">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CrossRef"><text:span text:style-name="T22">.</text:span></text:span></text:p>
      <text:h text:style-name="P166"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67"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6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4">recommended</text:span><text:span text:style-name="T102">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0"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8"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1"><text:reference-ref text:reference-format="text" text:ref-name="user.api">User API</text:reference-ref></text:span></text:span><text:span text:style-name="T58"> methods like </text:span><text:span text:style-name="CrossRef"><text:span text:style-name="T141"><text:reference-ref text:reference-format="text" text:ref-name="signdata">signHashedData</text:reference-ref></text:span></text:span><text:span text:style-name="T58">.</text:span></text:p>
      <text:h text:style-name="P166"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text:span></text:p>
      <text:p text:style-name="Text_20_body"><text:span text:style-name="T76">String literals like </text:span><text:span text:style-name="T112">"Encryption Key"</text:span><text:span text:style-name="T76"> featured in the following definitions </text:span><text:span text:style-name="T79">must</text:span><text:span text:style-name="T76"> be supplied “as is” </text:span><text:span text:style-name="T81">without</text:span><text:span text:style-name="T76"> length indicators, while when being a part of MAC or attestation </text:span><text:span text:style-name="T81">Data</text:span><text:span text:style-name="T76"> arguments </text:span><text:span text:style-name="T79">must</text:span><text:span text:style-name="T76"> be treated as described in </text:span><text:span text:style-name="CrossRef"><text:span text:style-name="T94"><text:reference-ref text:reference-format="text" text:ref-name="datatypes">Data Types</text:reference-ref></text:span></text:span><text:span text:style-name="T76">.</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1">MethodName</text:span><text:span text:style-name="T57"> || </text:span><text:span text:style-name="CrossRef"><text:reference-ref text:reference-format="text" text:ref-name="mac.seq.cnt">MACSequenceCounter</text:reference-ref></text:span><text:span text:style-name="T57">, </text:span><text:span text:style-name="T81">Data</text:span><text:span text:style-name="T57">)</text:span></text:p>
      <text:p text:style-name="Text_20_body"><text:span text:style-name="T81">MethodName</text:span><text:span text:style-name="T57"> is the string literal of the target method like </text:span><text:span text:style-name="T105">"closeProvisioningSession"</text:span><text:span text:style-name="T57">,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5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4"><text:reference-ref text:reference-format="text" text:ref-name="key.mgr.key">KeyManagementKey</text:reference-ref></text:span></text:span><text:span text:style-name="T62">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2">) according to the following:</text:span></text:p>
      <text:p text:style-name="P72"><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3">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33459078" text:style-name="L1">
        <text:list-item>
          <text:p text:style-name="P168"><text:span text:style-name="T76">All elements </text:span><text:span text:style-name="T79">must</text:span><text:span text:style-name="T76"> be represented “as is” in the HMAC operation, </text:span><text:span text:style-name="T81">excluding</text:span><text:span text:style-name="T76"> length information</text:span></text:p>
        </text:list-item>
        <text:list-item>
          <text:p text:style-name="P168"><text:span text:style-name="T61">Sign</text:span><text:span text:style-name="T62"> </text:span><text:span text:style-name="T64">must</text:span><text:span text:style-name="T62"> use an </text:span><text:span text:style-name="CrossRef"><text:span text:style-name="T94"><text:reference-ref text:reference-format="text" text:ref-name="pkcs1">PKCS #1</text:reference-ref></text:span></text:span><text:span text:style-name="T62"> RSASSA signature for RSA keys and </text:span><text:span text:style-name="CrossRef"><text:span text:style-name="T94"><text:reference-ref text:reference-format="text" text:ref-name="ECDSA">ECDSA</text:reference-ref></text:span></text:span><text:span text:style-name="T62"> for EC keys with the </text:span><text:span text:style-name="T61">private key</text:span><text:span text:style-name="T62"> associated with </text:span><text:span text:style-name="T108">KeyManagementKey</text:span><text:span text:style-name="T62">, and utilizing </text:span><text:span text:style-name="CrossRef"><text:span text:style-name="T94"><text:reference-ref text:reference-format="text" text:ref-name="SHA256">SHA256</text:reference-ref></text:span></text:span><text:span text:style-name="T62"> as hash function</text:span></text:p>
        </text:list-item>
        <text:list-item>
          <text:p text:style-name="P168">An SKS <text:span text:style-name="T64">must</text:span><text:span text:style-name="T62"> verify that the signature validates with respect to the </text:span><text:span text:style-name="T61">public key</text:span><text:span text:style-name="T62"> (</text:span><text:span text:style-name="T108">KeyManagementKey</text:span><text:span text:style-name="T62">) as well as checking that </text:span><text:span text:style-name="CrossRef"><text:span text:style-name="T94"><text:reference-ref text:reference-format="text" text:ref-name="eecert">End-Entity Certificate</text:reference-ref></text:span></text:span><text:span text:style-name="T62"> matches </text:span><text:span text:style-name="T108">TargetKeyHandle</text:span></text:p>
        </text:list-item>
        <text:list-item>
          <text:p text:style-name="P168"><text:span text:style-name="T62">If a </text:span><text:span text:style-name="CrossRef"><text:span text:style-name="T94"><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8"><text:span text:style-name="T62">The provisioning session </text:span><text:span text:style-name="T64">must</text:span><text:span text:style-name="T62"> be aborted if the </text:span><text:span text:style-name="CrossRef"><text:span text:style-name="T94"><text:reference-ref text:reference-format="text" text:ref-name="privacy.enabled">PrivacyEnabled</text:reference-ref></text:span></text:span><text:span text:style-name="T62"> flag differs between the original and the updating session.</text:span></text:p>
        </text:list-item>
      </text:list>
      <text:h text:style-name="P166"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6">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6">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0"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90">⁮[</text:span><text:span text:style-name="T92"> </text:span><text:span text:style-name="T90">]</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2"/>
      <text:h text:style-name="Heading_20_2" text:outline-level="2"><text:bookmark text:name="__RefHeading__135133_2109382754"/><text:reference-mark-start text:name="method.list"/>Method List<text:bookmark-end text:name="__RefHeading__135133_2109382754"/><text:reference-mark-end text:name="method.list"/></text:h>
      <text:p text:style-name="P144">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2">≥</text:span><text:span text:style-name="T143"> 100.</text:span></text:p>
      <table:table table:name="Table82" table:style-name="Table82">
        <table:table-column table:style-name="Table82.A"/>
        <table:table-row>
          <table:table-cell table:style-name="Table82.A1" office:value-type="string">
            <text:p text:style-name="P145">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2"/>
      <text:p text:style-name="P143">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57"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5">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5">RSAKeySizes</text:span><text:span text:style-name="T84">.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20"> path </text:span><text:span text:style-name="T68">does though not have to be complete (include all upper-level CAs).</text:span></text:p>
      <text:p text:style-name="Text_20_body"><text:span text:style-name="T108">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1">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57"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8">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5">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33438511" text:style-name="L2">
              <text:list-item>
                <text:p text:style-name="P178">Generate a for this SKS <text:span text:style-name="T2">unique</text:span> <text:span text:style-name="T105">ClientSessionID</text:span></text:p>
              </text:list-item>
              <text:list-item>
                <text:p text:style-name="P170">Output <text:span text:style-name="T105">ClientSessionID</text:span></text:p>
              </text:list-item>
              <text:list-item>
                <text:p text:style-name="P170">Generate an <text:span text:style-name="T2">ephemeral</text:span> ECDH key-pair <text:span text:style-name="T105">EKP</text:span> using <text:span text:style-name="T2">the same named curve</text:span> as <text:span text:style-name="T105">ServerEphemeralKey</text:span></text:p>
              </text:list-item>
              <text:list-item>
                <text:p text:style-name="P169">Output <text:span text:style-name="T111">ClientEphemeralKey</text:span> = <text:span text:style-name="T113">EKP.PublicKey</text:span></text:p>
              </text:list-item>
              <text:list-item>
                <text:p text:style-name="P170">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71">Define internal variable: byte[32] <text:reference-mark-start text:name="sess.key"/><text:span text:style-name="T105">SessionKey</text:span><text:reference-mark-end text:name="sess.key"/></text:p>
              </text:list-item>
              <text:list-item>
                <text:p text:style-name="P172">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73"><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81">Define internal variable: short <text:reference-mark-start text:name="mac.seq.cnt"/><text:span text:style-name="T105">MACSequenceCounter</text:span><text:reference-mark-end text:name="mac.seq.cnt"/> and set it to <text:span text:style-name="T2">zero</text:span></text:p>
              </text:list-item>
              <text:list-item>
                <text:p text:style-name="P181"><text:span text:style-name="T57">Store </text:span><text:span text:style-name="T105">SessionKey</text:span><text:span text:style-name="T57">, </text:span><text:span text:style-name="T105">Algorithm</text:span><text:span text:style-name="T57">, </text:span><text:span text:style-name="T105">PrivacyEnabled</text:span><text:span text:style-name="T57">, </text:span><text:span text:style-name="T105">MACSequenceCounter</text:span><text:span text:style-name="T57">, </text:span><text:span text:style-name="T105">ClientSessionID</text:span><text:span text:style-name="T57">, </text:span><text:span text:style-name="T105">ServerSessionID</text:span><text:span text:style-name="T57">, </text:span><text:span text:style-name="T105">IssuerURI</text:span><text:span text:style-name="T57">, </text:span><text:span text:style-name="T105">KeyManagementKey</text:span><text:span text:style-name="T57">, </text:span><text:span text:style-name="T111">ClientTime</text:span><text:span text:style-name="T57">, </text:span><text:span text:style-name="T105">SessionLifeTime</text:span><text:span text:style-name="T57"> and </text:span><text:span text:style-name="T105">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5">ProvisioningHandle</text:span></text:p>
              </text:list-item>
              <text:list-item>
                <text:p text:style-name="P182">Output <text:span text:style-name="T105">ProvisioningHandle</text:span></text:p>
              </text:list-item>
            </text:list>
            <text:p text:style-name="P130"><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3">Using </text:span><text:span text:style-name="CrossRef"><text:span text:style-name="T94"><text:reference-ref text:reference-format="text" text:ref-name="keygen2">KeyGen2</text:reference-ref></text:span></text:span><text:span text:style-name="T63"> </text:span><text:reference-mark-start text:name="issueruri"/><text:span text:style-name="T108">IssuerURI</text:span><text:reference-mark-end text:name="issueruri"/><text:span text:style-name="T63"> is the URL to which the result of this method is POSTe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6">must</text:span><text:span text:style-name="T63"> be in </text:span><text:span text:style-name="CrossRef"><text:span text:style-name="T94"><text:reference-ref text:reference-format="text" text:ref-name="X.509">X.509</text:reference-ref></text:span></text:span><text:span text:style-name="T63"> DER format and </text:span><text:span text:style-name="T66">must</text:span><text:span text:style-name="T63"> match the </text:span><text:span text:style-name="CrossRef"><text:span text:style-name="T94"><text:reference-ref text:reference-format="text" text:ref-name="elliptic.curves">Elliptic Curves</text:reference-ref></text:span></text:span><text:span text:style-name="T63">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3"><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setSymmetricKey</text:reference-ref></text:span></text:span><text:span text:style-name="T94"> and </text:span><text:span text:style-name="CrossRef"><text:span text:style-name="T94"><text:reference-ref text:reference-format="text" text:ref-name="pp.delkey">pp_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p_deleteKey</text:reference-ref></text:span></text:span><text:span text:style-name="CrossRef"><text:span text:style-name="T22">, </text:span></text:span><text:span text:style-name="CrossRef"><text:span text:style-name="T94"><text:reference-ref text:reference-format="text" text:ref-name="pp.unlockkey">pp_unlockKey</text:reference-ref></text:span></text:span><text:span text:style-name="CrossRef"><text:span text:style-name="T22">, </text:span></text:span><text:span text:style-name="CrossRef"><text:span text:style-name="T94"><text:reference-ref text:reference-format="text" text:ref-name="pp.uodate">pp_updateKey</text:reference-ref></text:span></text:span><text:span text:style-name="CrossRef"><text:span text:style-name="T22">, and </text:span></text:span><text:span text:style-name="CrossRef"><text:span text:style-name="T94"><text:reference-ref text:reference-format="text" text:ref-name="pp_clonekeyprot">pp_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3"> in </text:span><text:span text:style-name="CrossRef"><text:span text:style-name="T94"><text:reference-ref text:reference-format="text" text:ref-name="X.509">X.509</text:reference-ref></text:span></text:span><text:span text:style-name="T63">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34501331" text:continue-numbering="true" text:style-name="L2">
              <text:list-item>
                <text:p text:style-name="P184">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83"><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8">,<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4">&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3"><text:span text:style-name="T123"><text:s text:c="4"/>&lt;</text:span><text:span text:style-name="T37">ServerEphemeralKey</text:span><text:span text:style-name="T123">&gt;<text:line-break/></text:span><text:span text:style-name="T128"> <text:s text:c="7"/>&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2">JK/mSALhBpUjjPAe/ … fXG8z17eZV3mVDZTBM</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ServerEphemeralKey</text:span><text:span text:style-name="T123">&gt;<text:line-break/> <text:s text:c="3"/>&lt;</text:span><text:span text:style-name="T37">KeyManagementKey</text:span><text:span text:style-name="T123">&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KeyManagementKey</text:span><text:span text:style-name="T123">&gt;<text:line-break/></text:span></text:p>
            <text:p text:style-name="P87"><text:span text:style-name="T123">&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4">&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7"><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7"><text:line-break/></text:span></text:p>
            <text:p text:style-name="P73"><text:span text:style-name="T123"><text:s text:c="4"/>&lt;</text:span><text:span text:style-name="T37">ClientEphemeralKey</text:span><text:span text:style-name="T123">&gt;<text:line-break/> <text:s text:c="4"/></text:span><text:span text:style-name="T128"><text:s text:c="3"/>&lt;</text:span><text:span text:style-name="T136">ds11</text:span><text:span text:style-name="T128">:</text:span><text:span text:style-name="T37">ECKeyValue</text:span><text:span text:style-name="T128">&gt;</text:span></text:p>
            <text:p text:style-name="P73"><text:s text:c="12"/>&lt;<text:span text:style-name="T131">ds11</text:span><text:span text:style-name="T122">:</text:span><text:span text:style-name="T37">NamedCurve</text:span> <text:span text:style-name="T46">URI</text:span>="urn:oid:1.2.840.10045.3.1.7"/&gt;</text:p>
            <text:p text:style-name="P73"><text:s text:c="12"/>&lt;<text:span text:style-name="T131">ds11</text:span><text:span text:style-name="T122">:</text:span><text:span text:style-name="T37">PublicKey</text:span>&gt;<text:span text:style-name="T123">PRZre90SQLp … 16m9FokKxV3F40Y=</text:span>&lt;/<text:span text:style-name="T131">ds11</text:span><text:span text:style-name="T122">:</text:span><text:span text:style-name="T37">PublicKey</text:span>&gt;</text:p>
            <text:p text:style-name="P73"><text:s text:c="8"/>&lt;/<text:span text:style-name="T131">ds11</text:span><text:span text:style-name="T122">:</text:span><text:span text:style-name="T37">ECKeyValue</text:span>&gt;</text:p>
            <text:p text:style-name="P73"><text:span text:style-name="T123"><text:s text:c="4"/>&lt;/</text:span><text:span text:style-name="T37">ClientEphemeralKey</text:span><text:span text:style-name="T123">&gt;<text:line-break/> <text:s text:c="3"/>&lt;</text:span><text:span text:style-name="T37">DeviceCertificatePath</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12"/>&lt;</text:span><text:span text:style-name="T132">ds</text:span><text:span text:style-name="T123">:</text:span><text:span text:style-name="T37">X509Certificate</text:span><text:span text:style-name="T123">&gt;MIIC2TCCAcGgAwIBAg ... hugc53W4nNzggt2w==&lt;/</text:span><text:span text:style-name="T132">ds</text:span><text:span text:style-name="T123">:</text:span><text:span text:style-name="T37">X509Certificate</text:span><text:span text:style-name="T123">&gt; </text:span></text:p>
            <text:p text:style-name="P73"><text:span text:style-name="T123"><text:s text:c="8"/>&lt;/</text:span><text:span text:style-name="T132">ds</text:span><text:span text:style-name="T123">:</text:span><text:span text:style-name="T37">X509Data</text:span><text:span text:style-name="T123">&gt; </text:span></text:p>
            <text:p text:style-name="P73"><text:span text:style-name="T123"><text:s text:c="4"/>&lt;/</text:span><text:span text:style-name="T37">DeviceCertificatePath</text:span><text:span text:style-name="T123">&gt;</text:span></text:p>
            <text:p text:style-name="P73"><text:span text:style-name="T123"><text:s text:c="4"/>&lt;</text:span><text:span text:style-name="T132">ds</text:span><text:span text:style-name="T123">:</text:span><text:span text:style-name="T37">Signature</text:span><text:span text:style-name="T123">&gt; </text:span></text:p>
            <text:p text:style-name="P73"><text:span text:style-name="T123"><text:s text:c="8"/>&lt;</text:span><text:span text:style-name="T136">ds</text:span><text:span text:style-name="T37">:SignedInfo</text:span><text:span text:style-name="T123">&gt; </text:span></text:p>
            <text:p text:style-name="P73"><text:span text:style-name="T123"><text:s text:c="12"/>&lt;</text:span><text:span text:style-name="T136">ds</text:span><text:span text:style-name="T37">:CanonicalizationMethod</text:span><text:span text:style-name="T123"> </text:span><text:span text:style-name="T46">Algorithm</text:span><text:span text:style-name="T123">="http://www.w3.org/2001/10/xml-exc-c14n#"/&gt; </text:span></text:p>
            <text:p text:style-name="P73"><text:span text:style-name="T123"><text:s text:c="12"/>&lt;</text:span><text:span text:style-name="T136">ds</text:span><text:span text:style-name="T37">:SignatureMethod</text:span><text:span text:style-name="T123"> </text:span><text:span text:style-name="T46">Algorithm</text:span><text:span text:style-name="T123">="http://www.w3.org/2001/04/xmldsig-more#hmac-sha256"/&gt; </text:span></text:p>
            <text:p text:style-name="P73"><text:span text:style-name="T123"><text:s text:c="12"/>&lt;</text:span><text:span text:style-name="T132">ds</text:span><text:span text:style-name="T123">:</text:span><text:span text:style-name="T37">Reference</text:span><text:span text:style-name="T123"> </text:span><text:span text:style-name="T46">URI</text:span><text:span text:style-name="T123">="#</text:span><text:span text:style-name="T13">_126992b6 … a8a6b484db8f</text:span><text:span text:style-name="T123">"&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0/09/xmldsig#enveloped-signature"/&gt; </text:span></text:p>
            <text:p text:style-name="P73"><text:span text:style-name="T123"><text:s text:c="20"/>&lt;</text:span><text:span text:style-name="T132">ds</text:span><text:span text:style-name="T123">:</text:span><text:span text:style-name="T37">Transform</text:span><text:span text:style-name="T123"> </text:span><text:span text:style-name="T46">Algorithm</text:span><text:span text:style-name="T123">="http://www.w3.org/2001/10/xml-exc-c14n#"/&gt; </text:span></text:p>
            <text:p text:style-name="P73"><text:span text:style-name="T123"><text:s text:c="16"/>&lt;/</text:span><text:span text:style-name="T132">ds</text:span><text:span text:style-name="T123">:</text:span><text:span text:style-name="T37">Transforms</text:span><text:span text:style-name="T123">&gt; </text:span></text:p>
            <text:p text:style-name="P73"><text:span text:style-name="T123"><text:s text:c="16"/>&lt;</text:span><text:span text:style-name="T132">ds</text:span><text:span text:style-name="T123">:</text:span><text:span text:style-name="T37">DigestMethod</text:span><text:span text:style-name="T123"> </text:span><text:span text:style-name="T46">Algorithm</text:span><text:span text:style-name="T123">="http://www.w3.org/2001/04/xmlenc#sha256"/&gt; </text:span></text:p>
            <text:p text:style-name="P73"><text:span text:style-name="T123"><text:s text:c="16"/>&lt;</text:span><text:span text:style-name="T132">ds</text:span><text:span text:style-name="T123">:</text:span><text:span text:style-name="T37">DigestValue</text:span><text:span text:style-name="T123">&gt;yLD0zNA48Xt9xXNHuBUlK0hL51zn0SYj2IfDXm42PLc=&lt;/</text:span><text:span text:style-name="T132">ds</text:span><text:span text:style-name="T123">:</text:span><text:span text:style-name="T37">DigestValue</text:span><text:span text:style-name="T123">&gt; </text:span></text:p>
            <text:p text:style-name="P73"><text:span text:style-name="T123"><text:s text:c="12"/>&lt;/</text:span><text:span text:style-name="T132">ds</text:span><text:span text:style-name="T123">:</text:span><text:span text:style-name="T37">Reference</text:span><text:span text:style-name="T123">&gt; </text:span></text:p>
            <text:p text:style-name="P73"><text:span text:style-name="T123"><text:s text:c="8"/>&lt;/</text:span><text:span text:style-name="T132">ds</text:span><text:span text:style-name="T123">:</text:span><text:span text:style-name="T37">SignedInfo</text:span><text:span text:style-name="T123">&gt; </text:span></text:p>
            <text:p text:style-name="P73"><text:span text:style-name="T123"><text:s text:c="8"/>&lt;</text:span><text:span text:style-name="T132">ds</text:span><text:span text:style-name="T123">:</text:span><text:span text:style-name="T37">SignatureValue</text:span><text:span text:style-name="T123">&gt;aRiSdmrn/KgtjqtTReF+6DOuIemRuw2xV9yuOPAlMj8=&lt;/</text:span><text:span text:style-name="T132">ds</text:span><text:span text:style-name="T123">:</text:span><text:span text:style-name="T37">SignatureValue</text:span><text:span text:style-name="T123">&gt; </text:span></text:p>
            <text:p text:style-name="P73"><text:span text:style-name="T123"><text:s text:c="8"/>&lt;</text:span><text:span text:style-name="T132">ds</text:span><text:span text:style-name="T123">:</text:span><text:span text:style-name="T37">KeyInfo</text:span><text:span text:style-name="T123">&gt;</text:span></text:p>
            <text:p text:style-name="P73"><text:span text:style-name="T123"><text:s text:c="12"/>&lt;</text:span><text:span text:style-name="T132">ds</text:span><text:span text:style-name="T123">:</text:span><text:span text:style-name="T37">KeyName</text:span><text:span text:style-name="T123">&gt;derived-session-key&lt;/</text:span><text:span text:style-name="T132">ds</text:span><text:span text:style-name="T123">:</text:span><text:span text:style-name="T37">KeyName</text:span><text:span text:style-name="T123">&gt; </text:span></text:p>
            <text:p text:style-name="P73"><text:span text:style-name="T123"><text:s text:c="8"/>&lt;/</text:span><text:span text:style-name="T132">ds</text:span><text:span text:style-name="T123">:</text:span><text:span text:style-name="T37">KeyInfo</text:span><text:span text:style-name="T123">&gt; </text:span></text:p>
            <text:p text:style-name="P73"><text:span text:style-name="T123"><text:s text:c="4"/>&lt;/</text:span><text:span text:style-name="T132">ds</text:span><text:span text:style-name="T123">:</text:span><text:span text:style-name="T37">Signature</text:span><text:span text:style-name="T123">&gt;</text:span></text:p>
            <text:p text:style-name="P78"/>
            <text:p text:style-name="P87"><text:span text:style-name="T123">&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7"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34505552" text:continue-numbering="true" text:style-name="L2">
        <text:list-item>
          <text:p text:style-name="P179">There is an open provisioning session associated with <text:span text:style-name="T105">ProvisioningHandle</text:span></text:p>
        </text:list-item>
        <text:list-item>
          <text:p text:style-name="P169">The <text:span text:style-name="T108">MAC</text:span><text:span text:style-name="T62"> computes correctly using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69"><text:span text:style-name="T62"><text:s text:c="8"/></text:span><text:span text:style-name="T61">Data = </text:span><text:span text:style-name="CrossRef"><text:span text:style-name="T94"><text:reference-ref text:reference-format="text" text:ref-name="client.sess.id">ClientSessionID</text:reference-ref></text:span></text:span><text:span text:style-name="T57">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9">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9">The post provisioning operations succeed during the final <text:span text:style-name="T2">commit</text:span>. <text:s/>See <text:span text:style-name="CrossRef"><text:reference-ref text:reference-format="text" text:ref-name="atomic.op">Transaction Based Operation</text:reference-ref></text:span></text:p>
          <text:p text:style-name="P163"/>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1"> </text:span><text:span text:style-name="T62">||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4">&lt;</text:span><text:span text:style-name="T38">ProvisioningFinalizationResponse</text:span><text:span text:style-name="T124"><text:tab/></text:span><text:span text:style-name="T47">ID</text:span><text:span text:style-name="T124">="</text:span><text:span text:style-name="T12">_126992b6 … a8a6b484db8f</text:span><text:span text:style-name="T124">"<text:line-break/><text:tab/></text:span><text:span text:style-name="T47">ServerSessionID</text:span><text:span text:style-name="T124">="</text:span><text:span text:style-name="T13">_0fa47ab3c00c … a67992b6ac61c</text:span><text:span text:style-name="T124">"<text:line-break/><text:tab/></text:span><text:span text:style-name="T47">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57"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text:span><text:span text:style-name="T83"> be set to zero if the output</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11">ProvisioningHandle</text:span><text:span text:style-name="T68"> as input to the next call.</text:span></text:p>
      <text:p text:style-name="P50"><text:span text:style-name="T68">When </text:span><text:span text:style-name="T108">enumerateProvisioningSessions</text:span><text:span text:style-name="T62"> returns with a </text:span><text:span text:style-name="T108">ProvisioningHandle</text:span><text:span text:style-name="T62"> = 0 there are no more provisioning objects to read.</text:span></text:p>
      <text:h text:style-name="P157"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57"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Result</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7">, </text:span><text:span text:style-name="T108">Data</text:span><text:span text:style-name="T57">)</text:span></text:p>
      <text:p text:style-name="Text_20_body">Note that <text:span text:style-name="T108">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7"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108">PUKValue</text:span><text:span text:style-name="T62"> ||</text:span><text:span text:style-name="T61"> </text:span><text:span text:style-name="T108">Format</text:span><text:span text:style-name="T62"> ||</text:span><text:span text:style-name="T61"> </text:span><text:span text:style-name="T108">RetryLimit</text:span></text:p>
      <text:p text:style-name="Text_20_body"><text:span text:style-name="T62">Note that </text:span><text:span text:style-name="T108">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57"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ID</text:span><text:span text:style-name="T61"> </text:span><text:span text:style-name="T62">|| </text:span><text:span text:style-name="T61">PUKReference</text:span><text:span text:style-name="T62"> || </text:span><text:span text:style-name="T108">UserDefined</text:span><text:span text:style-name="T62"> ||</text:span><text:span text:style-name="T61"> </text:span><text:span text:style-name="T108">UserModifiable</text:span><text:span text:style-name="T62"> ||</text:span><text:span text:style-name="T61"> </text:span><text:span text:style-name="T108">Format</text:span><text:span text:style-name="T62"> ||</text:span><text:span text:style-name="T61"> </text:span><text:span text:style-name="T108">RetryLimit</text:span><text:span text:style-name="T62"> ||</text:span><text:span text:style-name="T108"><text:line-break/></text:span><text:span text:style-name="T62"> <text:s text:c="24"/></text:span><text:span text:style-name="T108">Grouping</text:span><text:span text:style-name="T62"> ||</text:span><text:span text:style-name="T61"> </text:span><text:span text:style-name="T108">PatternRestrictions</text:span><text:span text:style-name="T62"> ||</text:span><text:span text:style-name="T61"> </text:span><text:span text:style-name="T108">MinLength</text:span><text:span text:style-name="T62"> ||</text:span><text:span text:style-name="T61"> </text:span><text:span text:style-name="T108">MaxLength</text:span><text:span text:style-name="T62"> ||</text:span><text:span text:style-name="T61"> </text:span><text:span text:style-name="T108">InputMethod</text:span><text:span text:style-name="T64"> <text:s/></text:span></text:p>
      <text:p text:style-name="Text_20_body"><text:span text:style-name="T61">PUKReference</text:span><text:span text:style-name="T62"> is set to </text:span><text:span text:style-name="T110">"</text:span><text:span text:style-name="T108">#N/A</text:span><text:span text:style-name="T108">"</text:span><text:span text:style-name="T62"> if </text:span><text:span text:style-name="T108">PUKPolicyHandle</text:span><text:span text:style-name="T62"> is zero, else it is set to the </text:span><text:span text:style-name="T108">ID</text:span><text:span text:style-name="T62">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57"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3"/>
      <text:p text:style-name="P103"/>
      <text:p text:style-name="P103"/>
      <text:p text:style-name="P103"/>
      <text:p text:style-name="P94">Continued on the next page...</text:p>
      <text:p text:style-name="P121"/>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1"/>
            <text:p text:style-name="P132">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P132"><text:span text:style-name="T61"><text:tab/>Data </text:span><text:span text:style-name="T121">=</text:span><text:span text:style-name="T61"> </text:span><text:span text:style-name="T108">ID</text:span><text:span text:style-name="T61"> </text:span><text:span text:style-name="T62">||</text:span><text:span text:style-name="T61"> </text:span><text:span text:style-name="T108">Algorithm</text:span><text:span text:style-name="T62"> || </text:span><text:span text:style-name="T108">ServerSeed</text:span><text:span text:style-name="T62"> || </text:span><text:span text:style-name="T61">PINPolicyReference</text:span><text:span text:style-name="T62"> || </text:span><text:span text:style-name="T61">PINValueReference</text:span><text:span text:style-name="T62"> ||<text:line-break/></text:span><text:span text:style-name="T108"> </text:span><text:span text:style-name="T62"><text:s text:c="12"/></text:span><text:span text:style-name="T89"><text:s/></text:span><text:span text:style-name="T62"><text:s text:c="11"/></text:span><text:span text:style-name="T108">EnablePINCaching</text:span><text:span text:style-name="T62"> || </text:span><text:span text:style-name="T108">BiometricProtection</text:span><text:span text:style-name="T62"> || </text:span><text:span text:style-name="T108">ExportProtection</text:span><text:span text:style-name="T62"> ||<text:line-break/> <text:s text:c="25"/></text:span><text:span text:style-name="T108">DeleteProtection</text:span><text:span text:style-name="T62"> ||</text:span><text:span text:style-name="T61"> </text:span><text:span text:style-name="T108">AppUsage</text:span><text:span text:style-name="T62"> || </text:span><text:span text:style-name="T108">FriendlyName</text:span><text:span text:style-name="T62"> ||<text:line-break/> <text:s text:c="11"/></text:span><text:span text:style-name="T89"><text:s/></text:span><text:span text:style-name="T62"><text:s text:c="13"/></text:span><text:span text:style-name="T108">KeySpecifier</text:span><text:span text:style-name="T62"> [||</text:span><text:span text:style-name="T61"> </text:span><text:span text:style-name="T108">EndorsedAlgorithm...</text:span><text:span text:style-name="T62">]</text:span></text:p>
            <text:p text:style-name="P132"><text:span text:style-name="T61">PINPolicyReference</text:span><text:span text:style-name="T62"> is set to </text:span><text:span text:style-name="T110">"</text:span><text:span text:style-name="T108">#Device PIN</text:span><text:span text:style-name="T110">"</text:span><text:span text:style-name="T62"> if </text:span><text:span text:style-name="T108">DevicePINProtection</text:span><text:span text:style-name="T62"> is true, to </text:span><text:span text:style-name="T110">"</text:span><text:span text:style-name="T108">#N/A"</text:span><text:span text:style-name="T62"> if </text:span><text:span text:style-name="T108">PINPolicyHandle</text:span><text:span text:style-name="T62"> is zero, else it is set to the </text:span><text:span text:style-name="T108">ID</text:span><text:span text:style-name="T62"> of the referenced PIN policy object.</text:span></text:p>
            <text:p text:style-name="P132"><text:span text:style-name="T61">PINValueReference</text:span><text:span text:style-name="T62"> is set to </text:span><text:span text:style-name="T110">"</text:span><text:span text:style-name="T108">#N/A"</text:span><text:span text:style-name="T62"> if </text:span><text:span text:style-name="T108">PINPolicyHandle</text:span><text:span text:style-name="T62"> is zero, or if </text:span><text:span text:style-name="T108">DevicePINProtection</text:span><text:span text:style-name="T62">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1"><text:reference-mark-start text:name="key-spec"/><text:span text:style-name="T108">KeySpecifier</text:span><text:reference-mark-end text:name="key-spec"/> denotes a blob encoded as follows depending on the requested key algorithm:</text:p>
            <text:p text:style-name="P131"/>
            <table:table table:name="Table18" table:style-name="Table18">
              <table:table-column table:style-name="Table18.A"/>
              <table:table-column table:style-name="Table18.B"/>
              <table:table-row table:style-name="Table18.1">
                <table:table-cell table:style-name="Table18.A1" table:number-columns-spanned="2" office:value-type="string">
                  <text:p text:style-name="P134">RSA</text:p>
                </table:table-cell>
                <table:covered-table-cell/>
              </table:table-row>
              <table:table-row table:style-name="Table18.2">
                <table:table-cell table:style-name="Table18.A2" office:value-type="string">
                  <text:p text:style-name="P138">byte</text:p>
                </table:table-cell>
                <table:table-cell table:style-name="Table18.B2" office:value-type="string">
                  <text:p text:style-name="P140">Type of key to be generated: 0x00 = RSA</text:p>
                </table:table-cell>
              </table:table-row>
              <table:table-row table:style-name="Table18.2">
                <table:table-cell table:style-name="Table18.A2" office:value-type="string">
                  <text:p text:style-name="P138">short</text:p>
                </table:table-cell>
                <table:table-cell table:style-name="Table18.B2" office:value-type="string">
                  <text:p text:style-name="P141">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8">int</text:p>
                </table:table-cell>
                <table:table-cell table:style-name="Table18.B2" office:value-type="string">
                  <text:p text:style-name="P141">Zero (use default) or a defined exponent. <text:s/>See <text:span text:style-name="CrossRef"><text:reference-ref text:reference-format="text" text:ref-name="getDeviceData">getDeviceInfo</text:reference-ref></text:span></text:p>
                </table:table-cell>
              </table:table-row>
            </table:table>
            <text:p text:style-name="P131"/>
            <text:p text:style-name="P131"/>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4">ECDSA/ECDH</text:p>
                </table:table-cell>
                <table:covered-table-cell/>
              </table:table-row>
              <table:table-row table:style-name="Table114.2">
                <table:table-cell table:style-name="Table114.A2" office:value-type="string">
                  <text:p text:style-name="P139">byte</text:p>
                </table:table-cell>
                <table:table-cell table:style-name="Table114.B2" office:value-type="string">
                  <text:p text:style-name="P136">Type of key to be generated: 0x01 = EC</text:p>
                </table:table-cell>
              </table:table-row>
              <table:table-row table:style-name="Table114.2">
                <table:table-cell table:style-name="Table114.A2" office:value-type="string">
                  <text:p text:style-name="P139">uri</text:p>
                </table:table-cell>
                <table:table-cell table:style-name="Table114.B2" office:value-type="string">
                  <text:p text:style-name="P135">Curve name URI where the URI is stored <text:span text:style-name="T2">without</text:span> length indicator. <text:s/>See<text:span text:style-name="CrossRef"><text:span text:style-name="T68"> </text:span></text:span><text:span text:style-name="CrossRef"><text:span text:style-name="T141"><text:reference-ref text:reference-format="text" text:ref-name="elliptic.curves">Elliptic Curves</text:reference-ref></text:span></text:span></text:p>
                </table:table-cell>
              </table:table-row>
            </table:table>
            <text:p text:style-name="P131"/>
            <text:p text:style-name="P131"/>
            <text:p text:style-name="P137"><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8">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3"><text:span text:style-name="T61"><text:tab/>Data </text:span><text:span text:style-name="T121">=</text:span><text:span text:style-name="T61"> </text:span><text:span text:style-name="T108">ID</text:span><text:span text:style-name="T61"> </text:span><text:span text:style-name="T62">||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42">A compliant SKS <text:span text:style-name="T53">should</text:span> use 65537 as the default RSA exponent value.</text:p>
      <text:p text:style-name="P50"><text:reference-mark-start text:name="issuer.seed"/><text:span text:style-name="T107">ServerSeed</text:span><text:reference-mark-end text:name="issuer.seed"/> <text:span text:style-name="T54">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P42"/>
      <text:p text:style-name="P67">Continued on the next page...</text:p>
      <text:p text:style-name="P110"><text:span text:style-name="T108">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8">createKeyEntry</text:span><text:span text:style-name="T62">.</text:span></text:p>
      <text:p text:style-name="Text_20_body"><text:span text:style-name="T108">EndorsedAlgorithm</text:span><text:span text:style-name="T62"> URIs </text:span><text:span text:style-name="T65">must</text:span><text:span text:style-name="T62">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4"><text:reference-ref text:reference-format="text" text:ref-name="user.api">User API</text:reference-ref></text:span></text:span><text:span text:style-name="T62">.</text:span></text:p>
      <text:p text:style-name="Text_20_body"><text:span text:style-name="T108">EndorsedAlgorithm</text:span><text:span text:style-name="T62"> URIs </text:span><text:span text:style-name="T65">must not</text:span><text:span text:style-name="T62"> be checked against actual key material during </text:span><text:span text:style-name="T108">createKeyEntry</text:span>. <text:s/>This check <text:span text:style-name="T54">must</text:span> be <text:span text:style-name="T2">deferred</text:span> to <text:span text:style-name="CrossRef"><text:span text:style-name="T94"><text:reference-ref text:reference-format="text" text:ref-name="closeProvisioningSession">closeProvisioningSession</text:reference-ref></text:span></text:span><text:span text:style-name="T62">.</text:span></text:p>
      <text:p text:style-name="Text_20_body"><text:span text:style-name="T62">If no </text:span><text:span text:style-name="T108">EndorsedAlgorithm</text:span><text:span text:style-name="T62"> URIs are specified, </text:span><text:span text:style-name="T61">the key is only constrained by the key material</text:span><text:span text:style-name="T62">.</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2"> </text:span><text:span text:style-name="T108">DevicePINProtection</text:span><text:span text:style-name="T62">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2"> </text:span><text:span text:style-name="T64">must not</text:span><text:span text:style-name="T62"> be combined with local PIN policy objects</text:span><text:span text:style-name="T102">.</text:span></text:p>
      <text:p text:style-name="P50"><text:reference-mark-start text:name="pinvalue"/><text:span text:style-name="T111">PINValue</text:span><text:reference-mark-end text:name="pinvalue"/><text:span text:style-name="T68"> objects </text:span><text:span text:style-name="T74">must</text:span><text:span text:style-name="T68"> be set by the </text:span><text:span text:style-name="T61">caller</text:span><text:span text:style-name="T68"> as illustrated by the following pseudo code:</text:span></text:p>
      <text:p text:style-name="P127"><text:span text:style-name="T68">if (</text:span><text:span text:style-name="T111">PINPolicyHandle</text:span><text:span text:style-name="T68"> == 0) <text:s text:c="3"/>// No PIN or device PIN</text:span></text:p>
      <text:p text:style-name="P128"><text:s text:c="2"/>{</text:p>
      <text:p text:style-name="P127"><text:span text:style-name="T68"><text:s text:c="5"/></text:span><text:span text:style-name="T111">PINValue</text:span><text:span text:style-name="T68"> = </text:span><text:span text:style-name="T61">zero length array</text:span><text:span text:style-name="T62">;</text:span></text:p>
      <text:p text:style-name="P128"><text:s text:c="2"/>}</text:p>
      <text:p text:style-name="P127"><text:span text:style-name="T68">else if (</text:span><text:span text:style-name="T111">PINPolicyHandle.UsedDefined</text:span><text:span text:style-name="T68">) <text:s text:c="5"/>// see </text:span><text:span text:style-name="CrossRef"><text:reference-ref text:reference-format="text" text:ref-name="pinuserdefined">UserDefined</text:reference-ref></text:span></text:p>
      <text:p text:style-name="P128"><text:s text:c="2"/>{</text:p>
      <text:p text:style-name="P127"><text:span text:style-name="T68"><text:s text:c="5"/></text:span><text:span text:style-name="T111">PINValue</text:span><text:span text:style-name="T68"> = </text:span><text:span text:style-name="T61">user-defined clear text PIN value</text:span><text:span text:style-name="T62">; <text:s text:c="2"/>// taken from a local provisioning GUI</text:span></text:p>
      <text:p text:style-name="P128"><text:s text:c="2"/>}</text:p>
      <text:p text:style-name="P128">else</text:p>
      <text:p text:style-name="P128"><text:s text:c="2"/>{</text:p>
      <text:p text:style-name="P127"><text:span text:style-name="T68"><text:s text:c="5"/></text:span><text:span text:style-name="T111">PINValue</text:span><text:span text:style-name="T68"> = </text:span><text:span text:style-name="T61">encrypted issuer-set PIN value</text:span><text:span text:style-name="T62">; <text:s text:c="3"/>// see </text:span><text:span text:style-name="CrossRef"><text:span text:style-name="T94"><text:reference-ref text:reference-format="text" text:ref-name="EncryptedData">Encrypted Data</text:reference-ref></text:span></text:span></text:p>
      <text:p text:style-name="P128"><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8">KeyCreationRequest</text:span><text:reference-mark-end text:name="keyinitreq"/><text:span text:style-name="T9"> </text:span><text:span text:style-name="T47">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span text:style-name="T124"> </text:span><text:span text:style-name="T47">MAC</text:span><text:span text:style-name="T124">="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4">="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X2oMtrm8rRL … XyTvPuTbergHfnJw=="&gt;<text:line-break/> <text:s text:c="7"/>&lt;</text:span><text:span text:style-name="T132">ds11</text:span><text:span text:style-name="T123">:</text:span><text:span text:style-name="T37">ECKeyValue</text:span><text:span text:style-name="T123">&gt; </text:span></text:p>
            <text:p text:style-name="P73"><text:s text:c="12"/>&lt;<text:span text:style-name="T132">ds11</text:span>:<text:span text:style-name="T37">NamedCurve</text:span> <text:span text:style-name="T46">URI</text:span>="urn:oid:1.2.840.10045.3.1.7"/&gt; </text:p>
            <text:p text:style-name="P73"><text:s text:c="12"/>&lt;<text:span text:style-name="T132">ds11</text:span>:<text:span text:style-name="T37">PublicKey</text:span>&gt;BMUY+QiZdFJyzozMgQqA … ptPGNy/LcDVSXx7s/Y=&lt;/<text:span text:style-name="T132">ds11</text:span>:<text:span text:style-name="T37">PublicKey</text:span>&gt; </text:p>
            <text:p text:style-name="P73"><text:span text:style-name="T123"><text:s text:c="8"/>&lt;/</text:span><text:span text:style-name="T132">ds11</text:span><text:span text:style-name="T123">:</text:span><text:span text:style-name="T37">ECKeyValue</text:span><text:span text:style-name="T123">&gt;<text:line-break/> <text:s text:c="3"/>&lt;/</text:span><text:span text:style-name="T37">PublicKey</text:span><text:span text:style-name="T123">&gt;<text:line-break/> <text:s text:c="3"/>&lt;</text:span><text:span text:style-name="T37">PublicKey</text:span><text:span text:style-name="T123"> </text:span><text:span text:style-name="T46">ID</text:span><text:span text:style-name="T123">="Key.2"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57"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48">An invalid key <text:span text:style-name="T54">must</text:span> return an error and abort the provisioning session.</text:p>
      <text:h text:style-name="P157"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5">‪‫‬‭‪‏‪‏</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8">The </text:span><text:span text:style-name="T111">X509Certificate</text:span><text:span text:style-name="T68"> objects </text:span><text:span text:style-name="T74">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4"><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20">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1">X509Certificate</text:span><text:span text:style-name="T68"> objects </text:span><text:span text:style-name="T73">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2">n SKS </text:span><text:span text:style-name="T56">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restore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1"> </text:span><text:span text:style-name="T108">KeyHandle.</text:span><text:span text:style-name="CrossRef"><text:span text:style-name="T94"><text:reference-ref text:reference-format="text" text:ref-name="keyentry.publickey">PublicKey</text:reference-ref></text:span></text:span><text:span text:style-name="T62"> || </text:span><text:span text:style-name="T108">KeyHandle.</text:span><text:span text:style-name="CrossRef"><text:span text:style-name="T94"><text:reference-ref text:reference-format="text" text:ref-name="keyentry.id">ID</text:reference-ref></text:span></text:span><text:span text:style-name="T62"> || </text:span><text:span text:style-name="T108">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p_updateKey</text:reference-ref></text:span></text:span> or <text:span text:style-name="CrossRef"><text:span text:style-name="T94"><text:reference-ref text:reference-format="text" text:ref-name="pp.delkey">pp_deleteKey</text:reference-ref></text:span></text:span> operation.</text:p>
      <text:p text:style-name="Text_20_body"><text:span text:style-name="T102">The provisioning middleware </text:span><text:span text:style-name="T54">should</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 algorithmic capabilities of the SKS. <text:s/>See</text:span><text:span text:style-name="T62"> </text:span><text:span text:style-name="CrossRef"><text:span text:style-name="T94"><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4"><text:reference-ref text:reference-format="text" text:ref-name="keygen2">KeyGen2</text:reference-ref></text:span></text:span><text:span text:style-name="T62"> fragment shows its interaction with </text:span><text:span text:style-name="T108">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1"> </text:span><text:span text:style-name="CrossRef"><text:span text:style-name="T94"><text:reference-ref text:reference-format="text" text:ref-name="client.sess.id">ClientSessionID</text:reference-ref></text:span></text:span><text:span text:style-name="T57"> and </text:span><text:span text:style-name="CrossRef"><text:span text:style-name="T94"><text:reference-ref text:reference-format="text" text:ref-name="srv.sess.id">ServerSessionID</text:reference-ref></text:span></text:span> of the provisioning session.</text:p>
      <text:h text:style-name="P157"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Piggybacked” 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SymmetricKey</text:span><text:span text:style-name="T102"> imports and links a symmetric key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SymmetricKey</text:span></text:p>
      <text:p text:style-name="P44"><text:span text:style-name="T68">Note that </text:span><text:span text:style-name="T111">SymmetricKey</text:span><text:span text:style-name="T68"> objects </text:span><text:span text:style-name="T73">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3">must not</text:span><text:span text:style-name="T68"> exceed 128 bytes.</text:span></text:p>
      <text:p text:style-name="Text_20_body"><text:span text:style-name="T62">With the special </text:span><text:span text:style-name="CrossRef"><text:span text:style-name="T94"><text:reference-ref text:reference-format="text" text:ref-name="endorsedalg">EndorsedAlgorithm</text:reference-ref></text:span></text:span><text:span text:style-name="T62"> </text:span><text:span text:style-name="T108">http://xmlns.webpki.org/keygen2/1.0#algorithm.none</text:span><text:span text:style-name="T62"> arbitrary static shared secrets can be specified. <text:s/>When used together with </text:span><text:span text:style-name="CrossRef"><text:span text:style-name="T94"><text:reference-ref text:reference-format="text" text:ref-name="exportkey">exportKey</text:reference-ref></text:span></text:span><text:span text:style-name="T62">, a suitable PIN policy and a </text:span><text:span text:style-name="CrossRef"><text:span text:style-name="T94"><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8">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4"><text:reference-ref text:reference-format="text" text:ref-name="get.key.attr">getKeyAttributes</text:reference-ref></text:span></text:span><text:span text:style-name="T62">.</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4">&lt;</text:span><text:reference-mark-start text:name="keyinitreq-sym"/><text:span text:style-name="T38">KeyCreationRequest</text:span><text:reference-mark-end text:name="keyinitreq-sym"/><text:span text:style-name="T9"> </text:span><text:span text:style-name="T47">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6">PUKPolicy</text:span> <text:span text:style-name="T45">ID</text:span>="PUK.1" <text:span text:style-name="T45">Format</text:span>="numeric" <text:span text:style-name="T45">RetryLimit</text:span>="3" <text:span text:style-name="T45">Value</text:span>="mjRuO<text:span text:style-name="T102"> …</text:span>1Oqw" <text:span text:style-name="T47">MAC</text:span><text:span text:style-name="T124">="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4">="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4">=</text:span>"http://www.w3.org/2000/09/xmldsig#hmac-sha1"</text:p>
            <text:p text:style-name="P73"><text:span text:style-name="T124"><text:s text:c="13"/></text:span><text:span text:style-name="T129"><text:s/></text:span><text:span text:style-name="T124"><text:s text:c="16"/></text:span><text:span text:style-name="T47">MAC</text:span><text:span text:style-name="T124">="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4">&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ed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4">&lt;</text:span><text:span text:style-name="T38">KeyCreationResponse</text:span><text:span text:style-name="T9">  </text:span><text:span text:style-name="T17">…</text:span><text:span text:style-name="T9"> <text:s/>&gt;</text:span><text:span text:style-name="T123"><text:line-break/></text:span></text:p>
            <text:p text:style-name="P73"><text:span text:style-name="T123"><text:s text:c="4"/>&lt;</text:span><text:span text:style-name="T37">PublicKey</text:span><text:span text:style-name="T123"> </text:span><text:span text:style-name="T46">ID</text:span><text:span text:style-name="T123">="Key.1" </text:span><text:span text:style-name="T46">Attestation</text:span><text:span text:style-name="T123">="TbergHftrm8rRL … wyTvPX2XoMunJ=="&gt;</text:span></text:p>
            <text:p text:style-name="P73"><text:span text:style-name="T123"><text:s text:c="8"/>&lt;</text:span><text:span text:style-name="T132">ds</text:span><text:span text:style-name="T123">:</text:span><text:span text:style-name="T37">RSAKeyValue</text:span><text:span text:style-name="T123">&gt;<text:line-break/> <text:s text:c="11"/>&lt;</text:span><text:span text:style-name="T132">ds</text:span><text:span text:style-name="T123">:</text:span><text:span text:style-name="T37">Modulus</text:span><text:span text:style-name="T123">&gt;ALhBpUjJK/mSjPAe/ … fXG8z1V3mVDZTBM7eZ&lt;/</text:span><text:span text:style-name="T132">ds</text:span><text:span text:style-name="T123">:</text:span><text:span text:style-name="T37">Modulus</text:span><text:span text:style-name="T123">&gt;<text:line-break/> <text:s text:c="11"/>&lt;</text:span><text:span text:style-name="T132">ds</text:span><text:span text:style-name="T123">:</text:span><text:span text:style-name="T37">Exponent</text:span><text:span text:style-name="T123">&gt;AQAB&lt;/</text:span><text:span text:style-name="T132">ds</text:span><text:span text:style-name="T123">:</text:span><text:span text:style-name="T37">Exponent</text:span><text:span text:style-name="T123">&gt;<text:line-break/> <text:s text:c="7"/>&lt;/</text:span><text:span text:style-name="T132">ds</text:span><text:span text:style-name="T123">:</text:span><text:span text:style-name="T37">RSAKeyValue</text:span><text:span text:style-name="T123">&gt;</text:span></text:p>
            <text:p text:style-name="P73"><text:span text:style-name="T123"><text:s text:c="4"/>&lt;/</text:span><text:span text:style-name="T37">PublicKey</text:span><text:span text:style-name="T123">&gt;<text:line-break/></text:span></text:p>
            <text:p text:style-name="P87"><text:span text:style-name="T123">&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mZCjxSl1="&gt;vInt09Esmg94v ... YU3tgIdhcNNby&lt;/</text:span><text:span text:style-name="T38">SymmetricKey</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4"><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57"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90">⁮[</text:span><text:span text:style-name="T92"> </text:span><text:span text:style-name="T90">]</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Type</text:span><text:span text:style-name="T62"> || </text:span><text:span text:style-name="T108">SubType</text:span> || <text:span text:style-name="T111">Qualifier</text:span> || <text:span text:style-name="T111">ExtensionData</text:span></text:p>
      <text:p text:style-name="Standard"><text:span text:style-name="T111"><text:line-break/></text:span><text:span text:style-name="T68">The following table shows </text:span><text:span text:style-name="T111">SubType</text:span><text:span text:style-name="T68">, </text:span><text:span text:style-name="T111">Qualifier</text:span><text:span text:style-name="T68"> and </text:span><text:span text:style-name="T111">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4">decrypted</text:span> by the SKS before storing.</text:p>
      <text:p text:style-name="Text_20_body">A compliant SKS <text:span text:style-name="T54">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4"><text:span text:style-name="T68"><text:s text:c="3"/>&lt;</text:span><text:span text:style-name="T134">xs</text:span><text:span text:style-name="T68">:</text:span><text:span text:style-name="T40">element </text:span><text:span text:style-name="T49">name</text:span><text:span text:style-name="T68">="PropertyBag"&gt; </text:span></text:p>
            <text:p text:style-name="P122"><text:span text:style-name="T68"><text:s text:c="6"/>&lt;</text:span><text:span text:style-name="T134">xs</text:span><text:span text:style-name="T68">:</text:span><text:span text:style-name="T40">complexType</text:span><text:span text:style-name="T68">&gt; </text:span></text:p>
            <text:p text:style-name="P122"><text:span text:style-name="T68"><text:s text:c="9"/>&lt;</text:span><text:span text:style-name="T134">xs</text:span><text:span text:style-name="T68">:</text:span><text:span text:style-name="T40">sequence</text:span><text:span text:style-name="T68">&gt; </text:span></text:p>
            <text:p text:style-name="P122"><text:span text:style-name="T68"><text:s text:c="12"/>&lt;</text:span><text:span text:style-name="T134">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2"><text:span text:style-name="T68"><text:s text:c="15"/>&lt;</text:span><text:span text:style-name="T134">xs</text:span><text:span text:style-name="T68">:</text:span><text:span text:style-name="T40">complexType</text:span><text:span text:style-name="T68">&gt; </text:span></text:p>
            <text:p text:style-name="P125"/>
            <text:p text:style-name="P122"><text:span text:style-name="T68"><text:s text:c="18"/></text:span><text:span text:style-name="T147">&lt;!-- The unique name of the property --&gt;</text:span><text:span text:style-name="T68"> </text:span></text:p>
            <text:p text:style-name="P122"><text:span text:style-name="T68"><text:s text:c="18"/>&lt;</text:span><text:span text:style-name="T134">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2"><text:s text:c="21"/>&lt;<text:span text:style-name="T138">xs</text:span>:<text:span text:style-name="T42">simpleType</text:span>&gt;</text:p>
            <text:p text:style-name="P122"><text:s text:c="24"/>&lt;<text:span text:style-name="T138">xs</text:span>:<text:span text:style-name="T42">restriction</text:span> <text:span text:style-name="T51">base</text:span>="<text:span text:style-name="T137">xs</text:span>:string"&gt;</text:p>
            <text:p text:style-name="P122"><text:s text:c="27"/>&lt;<text:span text:style-name="T138">xs</text:span>:<text:span text:style-name="T42">minLength</text:span> <text:span text:style-name="T51">value</text:span>="1"/&gt;</text:p>
            <text:p text:style-name="P122"><text:s text:c="27"/>&lt;<text:span text:style-name="T138">xs</text:span>:<text:span text:style-name="T42">maxLength</text:span> <text:span text:style-name="T51">value</text:span>="100"/&gt;</text:p>
            <text:p text:style-name="P122"><text:s text:c="24"/>&lt;/<text:span text:style-name="T138">xs</text:span>:<text:span text:style-name="T42">restriction</text:span>&gt;</text:p>
            <text:p text:style-name="P122"><text:s text:c="21"/>&lt;/<text:span text:style-name="T138">xs</text:span>:<text:span text:style-name="T42">simpleType</text:span>&gt;</text:p>
            <text:p text:style-name="P123"><text:span text:style-name="T148"><text:s text:c="18"/>&lt;/</text:span><text:span text:style-name="T139">xs</text:span><text:span text:style-name="T148">:</text:span><text:span text:style-name="T44">attribute</text:span><text:span text:style-name="T148">&gt;</text:span></text:p>
            <text:p text:style-name="P123"/>
            <text:p text:style-name="P122"><text:span text:style-name="T68"><text:s text:c="18"/></text:span><text:span text:style-name="T147">&lt;!-- The value of the property --&gt;</text:span><text:span text:style-name="T68"> </text:span></text:p>
            <text:p text:style-name="P122"><text:span text:style-name="T68"><text:s text:c="18"/>&lt;</text:span><text:span text:style-name="T134">xs</text:span><text:span text:style-name="T68">:</text:span><text:span text:style-name="T40">attribute</text:span><text:span text:style-name="T68"> name="Value" </text:span><text:span text:style-name="T49">type</text:span><text:span text:style-name="T68">="</text:span><text:span text:style-name="T134">xs</text:span><text:span text:style-name="T68">:string" </text:span><text:span text:style-name="T49">use</text:span><text:span text:style-name="T68">="required"/&gt; </text:span></text:p>
            <text:p text:style-name="P125"/>
            <text:p text:style-name="P122"><text:span text:style-name="T68"><text:s text:c="18"/></text:span><text:span text:style-name="T147">&lt;!-- By default values are read-only but they may be <text:s/>declared as read/writable as well --&gt; </text:span></text:p>
            <text:p text:style-name="P122"><text:span text:style-name="T68"><text:s text:c="18"/>&lt;</text:span><text:span text:style-name="T134">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4">xs</text:span><text:span text:style-name="T68">:boolean" </text:span><text:span text:style-name="T49">use</text:span><text:span text:style-name="T68">="optional"/&gt; </text:span></text:p>
            <text:p text:style-name="P125"/>
            <text:p text:style-name="P122"><text:span text:style-name="T68"><text:s text:c="15"/>&lt;/</text:span><text:span text:style-name="T134">xs</text:span><text:span text:style-name="T68">:</text:span><text:span text:style-name="T40">complexType</text:span><text:span text:style-name="T68">&gt; </text:span></text:p>
            <text:p text:style-name="P122"><text:span text:style-name="T68"><text:s text:c="12"/>&lt;/</text:span><text:span text:style-name="T134">xs</text:span><text:span text:style-name="T68">:</text:span><text:span text:style-name="T40">element</text:span><text:span text:style-name="T68">&gt; </text:span></text:p>
            <text:p text:style-name="P122"><text:span text:style-name="T68"><text:s text:c="9"/>&lt;/</text:span><text:span text:style-name="T134">xs</text:span><text:span text:style-name="T68">:</text:span><text:span text:style-name="T40">sequence</text:span><text:span text:style-name="T68">&gt; </text:span></text:p>
            <text:p text:style-name="P125"/>
            <text:p text:style-name="P122"><text:span text:style-name="T68"><text:s text:c="5"/></text:span><text:span text:style-name="T147"><text:s text:c="4"/>&lt;!-- Extension type <text:s/>--&gt; </text:span></text:p>
            <text:p text:style-name="P122"><text:span text:style-name="T68"><text:s text:c="9"/>&lt;</text:span><text:span text:style-name="T134">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4">xs</text:span><text:span text:style-name="T68">:anyURI" </text:span><text:span text:style-name="T49">use</text:span><text:span text:style-name="T68">="required"/&gt; </text:span></text:p>
            <text:p text:style-name="P125"/>
            <text:p text:style-name="P122"><text:span text:style-name="T68"><text:s text:c="9"/></text:span><text:span text:style-name="T147">&lt;!-- MAC (Message Authentication Code) --&gt; </text:span></text:p>
            <text:p text:style-name="P122"><text:span text:style-name="T68"><text:s text:c="9"/>&lt;</text:span><text:span text:style-name="T134">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4">xs</text:span><text:span text:style-name="T68">:base64Binary" </text:span><text:span text:style-name="T49">use</text:span><text:span text:style-name="T68">="required"/&gt; </text:span></text:p>
            <text:p text:style-name="P125"/>
            <text:p text:style-name="P122"><text:span text:style-name="T68"><text:s text:c="6"/>&lt;/</text:span><text:span text:style-name="T134">xs</text:span><text:span text:style-name="T68">:</text:span><text:span text:style-name="T40">complexType</text:span><text:span text:style-name="T68">&gt; </text:span></text:p>
            <text:p text:style-name="P126"><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1">element</text:span></text:span><text:span text:style-name="CrossRef"><text:span text:style-name="T118">&gt;</text:span></text:span></text:p>
          </table:table-cell>
        </table:table-row>
      </table:table>
      <text:p text:style-name="P119"/>
      <text:p text:style-name="P118"><text:span text:style-name="T68">A </text:span><text:span text:style-name="T111">PropertyBag</text:span><text:span text:style-name="T68"> </text:span><text:span text:style-name="T74">must</text:span><text:span text:style-name="T68"> be converted to a </text:span><text:span text:style-name="T61">binary blob</text:span><text:span text:style-name="T68"> before storage in SKS and MACing according to the following:<text:line-break/></text:span></text:p>
      <text:list xml:id="list33448198" text:style-name="L3">
        <text:list-item>
          <text:p text:style-name="P185"><text:span text:style-name="T68">Each </text:span><text:span text:style-name="T111">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34502613" text:continue-numbering="true" text:style-name="L3">
        <text:list-header>
          <text:p text:style-name="P18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1">Property</text:span><text:span text:style-name="T68"> </text:span>objects are <text:span text:style-name="T2">concatenated</text:span> in the order they occur in the <text:span text:style-name="T111">PropertyBag</text:spa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text:span text:style-name="T111">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1">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Extension</text:span><text:span text:style-name="T124"> </text:span><text:span text:style-name="T47">Type</text:span><text:span text:style-name="T124">=</text:span>"http://schemas.xmlsoap.org/ws/2005/05/identity"</text:p>
            <text:p text:style-name="Standard"><text:span text:style-name="T47"><text:s text:c="27"/>MAC</text:span><text:span text:style-name="T124">="UMRljeXFd … CrcqcGkI1="&gt;IiBlbmHVy85cZS ... <text:s/>B4bWxuczd3dy53My5vc&lt;/</text:span><text:span text:style-name="T38">Extension</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8">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2"> sample showing the </text:span><text:span text:style-name="T108">PropertyBag</text:span><text:span text:style-name="T62"> and </text:span><text:span text:style-name="T108">Logotype</text:span><text:span text:style-name="T62"> objects added to a symmetric key for usage by a </text:span><text:span text:style-name="CrossRef"><text:span text:style-name="T94"><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SymmetricKey</text:span><text:span text:style-name="T124"> </text:span><text:span text:style-name="T47">MAC</text:span><text:span text:style-name="T124">="je7KiznTll … vInu7rcqcGkI="&gt;vInt09Esmg94v … YU3tgIdhcNNby&lt;/</text:span><text:span text:style-name="T38">SymmetricKey</text:span><text:span text:style-name="T124">&gt;<text:line-break/> <text:s text:c="7"/>&lt;</text:span><text:span text:style-name="T38">PropertyBag</text:span><text:span text:style-name="T124"> </text:span><text:span text:style-name="T47">Type</text:span><text:span text:style-name="T124">=</text:span>"http://xmlns.webpki.org/keygen2/1.0#provider.ietf-hotp"</text:p>
            <text:p text:style-name="Standard"><text:span text:style-name="T124"><text:s text:c="31"/></text:span><text:span text:style-name="T47">MAC</text:span><text:span text:style-name="T124">="jIOHDgwI4dO7Kzs … uEH8MtykIS46JfiJ3N="&gt;</text:span></text:p>
            <text:p text:style-name="Standard"><text:span text:style-name="T124"><text:s text:c="12"/>&lt;</text:span><text:span text:style-name="T38">Property</text:span><text:span text:style-name="T124"> </text:span><text:span text:style-name="T47">Name</text:span><text:span text:style-name="T124">="Counter" </text:span><text:span text:style-name="T47">Value</text:span><text:span text:style-name="T124">="0" </text:span><text:span text:style-name="T47">Writable</text:span><text:span text:style-name="T124">="true"/&gt;</text:span></text:p>
            <text:p text:style-name="Standard"><text:span text:style-name="T124"><text:s text:c="12"/>&lt;</text:span><text:span text:style-name="T38">Property</text:span><text:span text:style-name="T124"> </text:span><text:span text:style-name="T47">Name</text:span><text:span text:style-name="T124">="Digits" </text:span><text:span text:style-name="T47">Value</text:span><text:span text:style-name="T124">="8"/&gt;</text:span></text:p>
            <text:p text:style-name="Standard"><text:span text:style-name="T124"><text:s text:c="8"/>&lt;/</text:span><text:span text:style-name="T38">PropertyBag</text:span><text:span text:style-name="T124">&gt;</text:span></text:p>
            <text:p text:style-name="Standard"><text:span text:style-name="T124"><text:s text:c="8"/>&lt;</text:span><text:span text:style-name="T38">Logotype</text:span><text:span text:style-name="T124"> </text:span><text:span text:style-name="T47">MIMEType</text:span><text:span text:style-name="T124">="image/png" </text:span></text:p>
            <text:p text:style-name="Standard"><text:span text:style-name="T124"><text:s text:c="26"/></text:span><text:span text:style-name="T47">Type</text:span><text:span text:style-name="T124">=</text:span>"http://xmlns.webpki.org/keygen2/1.0#logotype.application"</text:p>
            <text:p text:style-name="Standard"><text:span text:style-name="T124"><text:s text:c="26"/></text:span><text:span text:style-name="T47">MAC</text:span><text:span text:style-name="T124">="+crSq5fvfx+f … ZmRnhxlj0d="&gt;iAAABKCAIAAACD … tm/AAALjUlEQVRA=&lt;/</text:span><text:span text:style-name="T38">Logotype</text:span><text:span text:style-name="T124">&gt;<text:line-break/> <text:s text:c="2"/>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57"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restorePrivateKey</text:span><text:span text:style-name="T102"> replaces a generated private key with a key supplied by the issuer.</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1">=</text:span><text:span text:style-name="T62"> </text:span><text:span text:style-name="CrossRef"><text:span text:style-name="T94"><text:reference-ref text:reference-format="text" text:ref-name="eecert">End-Entity Certificate</text:reference-ref></text:span></text:span><text:span text:style-name="T62"> || </text:span><text:span text:style-name="T108">PrivateKey</text:span></text:p>
      <text:p text:style-name="P45"><text:span text:style-name="T68">Note that </text:span><text:span text:style-name="T111">PrivateKey</text:span><text:span text:style-name="T68"> objects </text:span><text:span text:style-name="T73">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1">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4"><text:reference-ref text:reference-format="text" text:ref-name="priv.key.bck">KeyBackup</text:reference-ref></text:span></text:span><text:span text:style-name="T105">.SERVER</text:span> flag of the key <text:span text:style-name="T54">must</text:span> be set after execution of <text:span text:style-name="T105">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7"/>&lt;</text:span><text:span text:style-name="T38">PrivateKey </text:span><text:span text:style-name="T47">MAC</text:span><text:span text:style-name="T124">="umZCjxSl1zX … CrcqcGkIv4Ki="&gt;cVyZSIiBlbmH ... <text:s/>uczpkcB4bWx3dy53&lt;/</text:span><text:span text:style-name="T38">PrivateKey</text:span><text:span text:style-name="T124">&gt;</text:span></text:p>
            <text:p text:style-name="Standard"><text:span text:style-name="T124"><text:s text:c="3"/> &lt;/</text:span><text:span text:style-name="T38">CertficatePath</text:span><text:span text:style-name="T124">&gt;<text:line-break/> </text:span></text:p>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For details on how to map keys and sessions, see </text:span><text:span text:style-name="CrossRef"><text:span text:style-name="T94"><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5">restore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57"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deleteKey</text:span><text:span text:style-name="T102"> delet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6">must</text:span><text:span text:style-name="T102"> abort the provisioning session if </text:span><text:span text:style-name="T105">pp_deleteKey</text:span><text:span text:style-name="T102"> is mixed with other post provisioning operation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Text_20_body"><text:span text:style-name="T102">Regarding delete of PIN and PUK policy objects, see </text:span><text:span text:style-name="CrossRef"><text:reference-ref text:reference-format="text" text:ref-name="key.protectionobjects">Key Protection Objects</text:reference-ref></text:span><text:span text:style-name="T102">.</text:span></text:p>
      <text:p text:style-name="P42"/>
      <text:p text:style-name="P42"/>
      <text:p text:style-name="P42"/>
      <text:p text:style-name="P42"/>
      <text:p text:style-name="P56">Continued on the next page...</text:p>
      <text:p text:style-name="P112">The following fragment shows how <text:span text:style-name="T105">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5"><text:span text:style-name="T124"><text:s/>  <text:s/>&lt;</text:span><text:span text:style-name="T38">Dele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Text_20_body"><text:span text:style-name="T62">Before invoking </text:span><text:span text:style-name="T108">pp_deleteKey</text:span><text:span text:style-name="T62"> the provisioning middleware needs to perform a number of steps:</text:span></text:p>
      <text:list xml:id="list33427374" text:style-name="L4">
        <text:list-item>
          <text:p text:style-name="P174"><text:span text:style-name="T62">Find the the </text:span><text:span text:style-name="T61">old</text:span><text:span text:style-name="T62"> provisioning session associated with the </text:span><text:span text:style-name="T108">ClientSessionID</text:span><text:span text:style-name="T62"> and </text:span><text:span text:style-name="T108">ServerSessionID</text:span><text:span text:style-name="T62"> attributes of the </text:span><text:span text:style-name="T108">DeleteKey</text:span><text:span text:style-name="T62"> element by calling </text:span><text:span text:style-name="CrossRef"><text:span text:style-name="T94"><text:reference-ref text:reference-format="text" text:ref-name="enum.prov.sess">enumerateProvisioningSessions</text:reference-ref></text:span></text:span><text:span text:style-name="T62">.</text:span></text:p>
        </text:list-item>
        <text:list-item>
          <text:p text:style-name="P174"><text:span text:style-name="T62">Find possible keys by calling </text:span><text:span text:style-name="CrossRef"><text:span text:style-name="T94"><text:reference-ref text:reference-format="text" text:ref-name="enum.keys">enumerateKeys</text:reference-ref></text:span></text:span><text:span text:style-name="T62"> and ignoring all but those belonging to the provisioning session found in step #1.</text:span></text:p>
        </text:list-item>
        <text:list-item>
          <text:p text:style-name="P174"><text:span text:style-name="T62">For the set of keys found in step #2 call </text:span><text:span text:style-name="CrossRef"><text:span text:style-name="T94"><text:reference-ref text:reference-format="text" text:ref-name="get.key.attr">getKeyAttributes</text:reference-ref></text:span></text:span><text:span text:style-name="T62"> while looking for a key having an </text:span><text:span text:style-name="CrossRef"><text:span text:style-name="T94"><text:reference-ref text:reference-format="text" text:ref-name="eecert">End-Entity Certificate</text:reference-ref></text:span></text:span><text:span text:style-name="T62"> matching the </text:span><text:span text:style-name="CrossRef"><text:span text:style-name="T94"><text:reference-ref text:reference-format="text" text:ref-name="SHA256">SHA256</text:reference-ref></text:span></text:span><text:span text:style-name="T62"> </text:span><text:span text:style-name="T108">CertificateFingerprint</text:span><text:span text:style-name="T62">.</text:span></text:p>
        </text:list-item>
        <text:list-item>
          <text:p text:style-name="P174"><text:span text:style-name="T62">If step #3 is successful </text:span><text:span text:style-name="T108">TargetKeyHandle</text:span><text:span text:style-name="T62"> is recovered and </text:span><text:span text:style-name="T108">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4"><text:reference-ref text:reference-format="text" text:ref-name="poi.ops">Remote Key Lookup</text:reference-ref></text:span></text:span><text:span text:style-name="T62">.</text:span></text:p>
      <text:h text:style-name="P157"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 and that it </text:span><text:span text:style-name="T54">must</text:span><text:span text:style-name="T102"> (internally) be performed in </text:span><text:span text:style-name="T3">advance</text:span><text:span text:style-name="T102"> of any </text:span><text:span text:style-name="CrossRef"><text:reference-ref text:reference-format="text" text:ref-name="pp.uodate">pp_updateKey</text:reference-ref></text:span><text:span text:style-name="T102"> or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5">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4"><text:line-break/>    &lt;</text:span><text:span text:style-name="T38">CertficatePath</text:span><text:span text:style-name="T124"> … &gt;<text:line-break/> <text:s text:c="2"/> &lt;/</text:span><text:span text:style-name="T38">CertficatePath</text:span><text:span text:style-name="T124">&gt;<text:line-break/></text:span></text:p>
            <text:p text:style-name="P106"><text:span text:style-name="T124"><text:s/>  <text:s/>&lt;</text:span><text:span text:style-name="T38">Unlock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5"/>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nlock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h text:style-name="P157"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updateKey</text:span><text:span text:style-name="T102"> updates (replaces) a key created in an earlier provisioning session.</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6">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6">must</text:span><text:span text:style-name="T102"> allow a (single) </text:span><text:span text:style-name="T105">pp_updateKey</text:span><text:span text:style-name="T102"> combined with an arbitrary number of </text:span><text:span text:style-name="CrossRef"><text:reference-ref text:reference-format="text" text:ref-name="pp_clonekeyprot">pp_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Standard">The following fragment shows how <text:span text:style-name="T105">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UpdateKey</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updateKey</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57"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p_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2">The </text:span><text:span text:style-name="T108">MAC</text:span><text:span text:style-name="T62"> uses the method described in </text:span><text:span text:style-name="CrossRef"><text:span text:style-name="T94"><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Key Protection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Key Application Usage</text:reference-ref></text:span></text:span><text:span text:style-name="T94">.</text:span></text:p>
      <text:p text:style-name="Text_20_body"><text:span text:style-name="T102">Note that an SKS </text:span><text:span text:style-name="T56">must not</text:span><text:span text:style-name="T102"> allow inheritance of a custom PIN protection scheme with grouping </text:span><text:span text:style-name="T105">none</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6">must</text:span><text:span text:style-name="T102"> allow multiple </text:span><text:span text:style-name="T105">pp_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6">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4"><text:line-break/>    &lt;</text:span><text:span text:style-name="T38">CertficatePath</text:span><text:span text:style-name="T124"> </text:span><text:span text:style-name="T47">ID</text:span><text:span text:style-name="T124">="Key.1" </text:span><text:span text:style-name="T47">MAC</text:span><text:span text:style-name="T124">="ngSgmRuPE ... HlFWrM421wY="&gt;<text:line-break/>  <text:s/>   <text:s text:c="2"/>&lt;</text:span><text:span text:style-name="T133">ds</text:span><text:span text:style-name="T124">:</text:span><text:span text:style-name="T38">X509Data</text:span><text:span text:style-name="T124">&gt;<text:line-break/>    <text:s text:c="2"/>    <text:s text:c="2"/>&lt;</text:span><text:span text:style-name="T133">ds</text:span><text:span text:style-name="T124">:</text:span><text:span text:style-name="T38">X509Certificate</text:span><text:span text:style-name="T124">&gt;MIIC2TCCAcGgAwIBAgS … NRT+VokJJsBecyALgeT0Dw==&lt;/</text:span><text:span text:style-name="T133">ds</text:span><text:span text:style-name="T124">:</text:span><text:span text:style-name="T38">X509Certificate</text:span><text:span text:style-name="T124">&gt;<text:line-break/>    <text:s text:c="4"/>&lt;</text:span><text:span text:style-name="T59">/</text:span><text:span text:style-name="T133">ds</text:span><text:span text:style-name="T124">:</text:span><text:span text:style-name="T38">X509Data</text:span><text:span text:style-name="T124">&gt;<text:line-break/>   <text:s text:c="5"/>&lt;</text:span><text:span text:style-name="T38">CloneKeyProtection</text:span><text:span text:style-name="T124"><text:tab/></text:span><text:span text:style-name="T47">CertificateFingerprint</text:span><text:span text:style-name="T124">="mNWEOLlAZrG ... dUg2aLA="<text:line-break/> <text:s text:c="14"/><text:tab/></text:span><text:span text:style-name="T47">ClientSessionID</text:span><text:span text:style-name="T124">="_1292389cba4 ... 173d4334"<text:line-break/> <text:s text:c="15"/><text:tab/></text:span><text:span text:style-name="T47">ServerSessionID</text:span><text:span text:style-name="T124">="_1292389cb8 ... c2ea36e"<text:line-break/> <text:s text:c="15"/><text:tab/></text:span><text:span text:style-name="T47">Authorization</text:span><text:span text:style-name="T124">="ChPQRDT ... n/dJKrW3L"<text:line-break/> <text:s text:c="14"/><text:tab/></text:span><text:span text:style-name="T47">MAC</text:span><text:span text:style-name="T124">="AvDWx6xbg3GDGzdz … yJk8Js0Oul+Ba/Xc8="/&gt;</text:span></text:p>
            <text:p text:style-name="P81"><text:span text:style-name="T127"><text:s/>   &lt;/</text:span><text:span text:style-name="T39">CertficatePath</text:span><text:span text:style-name="T127">&gt;<text:line-break/></text:span></text:p>
            <text:p text:style-name="P87"><text:span text:style-name="T123">&lt;/</text:span><text:span text:style-name="T43">ProvisioningFinalizationRequest</text:span><text:span text:style-name="T123">&gt;</text:span></text:p>
          </table:table-cell>
        </table:table-row>
      </table:table>
      <text:p text:style-name="Text_20_body"/>
      <text:p text:style-name="P50"><text:span text:style-name="T62">Before invoking </text:span><text:span text:style-name="T108">pp_cloneKeyProtection</text:span><text:span text:style-name="T62"> the provisioning middleware needs to perform the same steps as for </text:span><text:span text:style-name="CrossRef"><text:span text:style-name="T94"><text:reference-ref text:reference-format="text" text:ref-name="pp.delkey">pp_deleteKey</text:reference-ref></text:span></text:span><text:span text:style-name="T62">.</text:span></text:p>
      <text:p text:style-name="P50"><text:span text:style-name="T108">KeyHandle</text:span><text:span text:style-name="T62"> is the handle associated with </text:span><text:span text:style-name="T108">CertficatePath</text:span><text:span text:style-name="T62">.</text:span></text:p>
      <text:h text:style-name="P157"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text:span><text:span text:style-name="T83"> be set to zero if the output</text:span><text:span text:style-name="T84">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8"> </text:span><text:span text:style-name="T73">must</text:span><text:span text:style-name="T68"> initially be set to 0 to start an enumeration round.</text:span></text:p>
      <text:p text:style-name="P50"><text:span text:style-name="T68">Succeeding calls </text:span><text:span text:style-name="T73">must</text:span><text:span text:style-name="T68"> use the output </text:span><text:span text:style-name="T108">KeyHandle</text:span><text:span text:style-name="T68"> as input to the next call.</text:span></text:p>
      <text:p text:style-name="P74"><text:span text:style-name="T68">When </text:span><text:span text:style-name="T108">enumerateKeys</text:span><text:span text:style-name="T62"> returns with a </text:span><text:span text:style-name="T108">KeyHandle</text:span><text:span text:style-name="T62"> = 0 there are no more key objects to read.</text:span></text:p>
      <text:h text:style-name="P157"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2">‪‫‬‭‪‏‪‏</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1">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6">Extension </text:span><text:span text:style-name="T109">Type</text:span><text:span text:style-name="T146">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text:p>
      <text:p text:style-name="Standard"><text:span text:style-name="T58">Also see </text:span><text:span text:style-name="CrossRef"><text:reference-ref text:reference-format="text" text:ref-name="getkeyprotectiondata">getKeyProtectionInfo</text:reference-ref></text:span>.</text:p>
      <text:h text:style-name="P157"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1">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1">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8">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2"> <text:s/>This bit </text:span><text:span text:style-name="T96">must</text:span><text:span text:style-name="T53"> </text:span>be <text:span text:style-name="T2">combined</text:span> with bit <text:span text:style-name="T105">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2"> <text:s/>This bit </text:span><text:span text:style-name="T96">must</text:span><text:span text:style-name="T53"> </text:span>be <text:span text:style-name="T2">combined</text:span> with bit <text:span text:style-name="T105">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8">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57"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6">Type URI.</text:span><text:span text:style-name="T14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90">⁮[</text:span><text:span text:style-name="T92"> </text:span><text:span text:style-name="T90">]</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4">must</text:span> be returned as a zero-length array.</text:p>
      <text:h text:style-name="P157"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90">⁮[</text:span><text:span text:style-name="T92"> </text:span><text:span text:style-name="T90">]</text:span></text:p>
          </table:table-cell>
          <table:table-cell table:style-name="Table94.C2" office:value-type="string">
            <text:p text:style-name="P29"><text:span text:style-name="T111">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3">must</text:span> be returned.</text:p>
      <text:h text:style-name="P157"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6">may</text:span><text:span text:style-name="T102"> introduce physical presence methods like GPIO-based buttons, </text:span><text:span text:style-name="T3">circumventing</text:span><text:span text:style-name="T102"> key </text:span><text:span text:style-name="CrossRef"><text:reference-ref text:reference-format="text" text:ref-name="deleteprotection">Delete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Key Protection Objects</text:reference-ref></text:span><text:span text:style-name="T102">.</text:span></text:p>
      <text:h text:style-name="P157"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ecret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2">Note that the </text:span><text:span text:style-name="CrossRef"><text:span text:style-name="T94"><text:reference-ref text:reference-format="text" text:ref-name="priv.key.bck">KeyBackup</text:reference-ref></text:span></text:span><text:span text:style-name="T112">.LOCAL</text:span><text:span text:style-name="T77"> flag of the key </text:span><text:span text:style-name="T80">must</text:span><text:span text:style-name="T77"> be set after execution of </text:span><text:span text:style-name="T112">exportKey</text:span><text:span text:style-name="T77">.</text:span></text:p>
      <text:h text:style-name="P157"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57"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57"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57"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3">must</text:span> be hashed <text:span text:style-name="T2">as required by the signature algorithm</text:span>.</text:p>
      <text:p text:style-name="Text_20_body">The <text:span text:style-name="T105">Parameters</text:span> object <text:span text:style-name="T53">must</text:span> be of zero length for signature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2">The length of </text:span><text:span text:style-name="T108">Data</text:span><text:span text:style-name="T62"> </text:span><text:span text:style-name="T65">must</text:span><text:span text:style-name="T62"> match the hash algorithm. <text:s/>Note that signature algorithms that do not define a specific hash algorithm impose no tests on </text:span><text:span text:style-name="T108">Data</text:span><text:span text:style-name="T62"> length. <text:s/>The </text:span><text:a xlink:type="simple" xlink:href="http://xmlns.webpki.org/keygen2/1.0#algorithm.rsa.none"><text:span text:style-name="T130">http://xmlns.webpki.org/keygen2/1.0#algorithm.rsa.none</text:span></text:a><text:span text:style-name="T126"> signature </text:span><text:span text:style-name="T62">algorithm </text:span><text:span text:style-name="T65">must</text:span><text:span text:style-name="T62"> format the signature packet according to </text:span><text:span text:style-name="CrossRef"><text:span text:style-name="T94"><text:reference-ref text:reference-format="text" text:ref-name="pkcs1">PKCS #1</text:reference-ref></text:span></text:span><text:span text:style-name="T62">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57"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3">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3">must</text:span> be of zero length for encryption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57"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 key</text:p>
          </table:table-cell>
        </table:table-row>
      </table:table>
      <text:p text:style-name="Text_20_body"/>
      <text:p text:style-name="Text_20_body"><text:span text:style-name="T105">keyAgreement</text:span> performs an asymmetric key agreement operation resulting in a shared secret key.</text:p>
      <text:p text:style-name="Text_20_body">The <text:span text:style-name="T105">Parameters</text:span> object <text:span text:style-name="T53">must</text:span> be of zero length for key agreement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57"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57"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text:span text:style-name="T105">IV</text:span> (Initialization Vector) is not required by the encryption algorithm, <text:span text:style-name="T105">IV</text:span> <text:span text:style-name="T53">must</text:span> be of zero length.</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57"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2">Chunk</text:span> data</text:p>
          </table:table-cell>
        </table:table-row>
      </table:table>
      <text:p text:style-name="Text_20_body"/>
      <text:p text:style-name="Standard">.</text:p>
      <text:p text:style-name="P62"/>
      <text:list xml:id="list33436447" text:style-name="Numbering_20_4">
        <text:list-item>
          <text:h text:style-name="P161"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3"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6"><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2) rotate (-1.2184143508182) translate (0.116499316227338in 0.502993904768664in)" svg:viewBox="0 0 780 436" svg:d="m0 1229165c245-308 723-136 780 279"><text:p/></draw:path><draw:path draw:style-name="gr7" draw:text-style-name="P188" svg:width="0.3091in" svg:height="0.1717in" draw:transform="skewX (0.068067840827766) rotate (-1.22085781177099) translate (0.12480529468606in 0.139011726358149in)" svg:viewBox="0 0 786 437" svg:d="m0 1219849c247-309 729-137 786 279"><text:p/></draw:path><draw:path draw:style-name="gr7" draw:text-style-name="P188" svg:width="0.5736in" svg:height="0.3949in" draw:transform="skewX (0.138230076757925) rotate (-1.18036617312473) translate (0.256204827051341in 0.527845900801993in)" svg:viewBox="0 0 1458 1004" svg:d="m0 1362220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0">Attested public key <text:span text:style-name="T2">“Key.1”</text:span></text:p>
          </table:table-cell>
        </table:table-row>
        <table:table-row table:style-name="Table115.2">
          <table:covered-table-cell/>
          <table:table-cell table:style-name="Table115.D1" office:value-type="string">
            <text:p text:style-name="P147"><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52">Attested public key <text:span text:style-name="T2">“Key.2”</text:span></text:p>
          </table:table-cell>
        </table:table-row>
        <table:table-row table:style-name="Table115.4">
          <table:covered-table-cell/>
          <table:table-cell table:style-name="Table115.D1" office:value-type="string">
            <text:p text:style-name="P148"><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1"/>
          </table:table-cell>
        </table:table-row>
        <table:table-row table:style-name="Table115.2">
          <table:covered-table-cell/>
          <table:table-cell table:style-name="Table115.B5" office:value-type="string">
            <text:p text:style-name="P149"><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34493696" text:continue-numbering="true" text:style-name="Numbering_20_4">
        <text:list-item>
          <text:h text:style-name="P161"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4"><text:span text:style-name="T105">ProvisioningHandle</text:span><text:span text:style-name="T84">, ...</text:span> = <text:span text:style-name="CrossRef"><text:reference-ref text:reference-format="text" text:ref-name="createProvisioningSession">createProvisioningSession</text:reference-ref></text:span> (…)</text:p>
      <text:p text:style-name="P115"><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5"><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5"><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6">External certification of the generated public key happens here...</text:p>
      <text:p text:style-name="P114"><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5"><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34491094"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4">URL: </text:span><text:a xlink:type="simple" xlink:href="http://code.google.com/p/openkeystore">http://code.google.com/p/openkeystore</text:a></text:p>
      <text:p text:style-name="Text_20_body"/>
      <text:list xml:id="list34491809" text:continue-numbering="true" text:style-name="Numbering_20_4">
        <text:list-item>
          <text:h text:style-name="P161"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8">CredentialDiscoveryRequest</text:span><text:span text:style-name="T12">  </text:span><text:span text:style-name="T125">…</text:span><text:span text:style-name="T124"> <text:s/>&gt;<text:line-break/></text:span></text:p>
            <text:p text:style-name="P81"><text:span text:style-name="T124">    &lt;</text:span><text:span text:style-name="T38">LookupSpecifier</text:span><text:span text:style-name="T124"> </text:span><text:span text:style-name="T47">ID</text:span><text:span text:style-name="T124">="Lookup.1" </text:span><text:span text:style-name="T47">Nonce</text:span><text:span text:style-name="T124">="nSgmg4cznqE ... WrH2421w9SYA="&gt;<text:line-break/> <text:s text:c="3"/>    &lt;</text:span><text:span text:style-name="T38">SearchFilter</text:span><text:span text:style-name="T124"> </text:span><text:span text:style-name="T47">Email</text:span><text:span text:style-name="T124">="john.doe@example.com"/&gt;<text:line-break/>        &lt;</text:span><text:span text:style-name="T133">ds</text:span><text:span text:style-name="T124">:</text:span><text:span text:style-name="T38">Signatur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CanonicalizationMethod</text:span><text:span text:style-name="T124"> </text:span><text:span text:style-name="T47">Algorithm</text:span><text:span text:style-name="T124">="http://www.w3.org/2001/10/xml-exc-c14n#"/&gt;<text:line-break/>                &lt;</text:span><text:span text:style-name="T133">ds</text:span><text:span text:style-name="T124">:</text:span><text:span text:style-name="T38">SignatureMethod</text:span><text:span text:style-name="T124"> </text:span><text:span text:style-name="T47">Algorithm</text:span><text:span text:style-name="T124">="http://www.w3.org/2001/04/xmldsig-more#rsa-sha256"/&gt;<text:line-break/>                &lt;</text:span><text:span text:style-name="T133">ds</text:span><text:span text:style-name="T124">:</text:span><text:span text:style-name="T38">Reference</text:span><text:span text:style-name="T124"> </text:span><text:span text:style-name="T47">URI</text:span><text:span text:style-name="T124">="#Lookup.1"&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Transform</text:span><text:span text:style-name="T124"> </text:span><text:span text:style-name="T47">Algorithm</text:span><text:span text:style-name="T124">="http://www.w3.org/2000/09/xmldsig#enveloped-signature"/&gt;<text:line-break/>                        &lt;</text:span><text:span text:style-name="T133">ds</text:span><text:span text:style-name="T124">:</text:span><text:span text:style-name="T38">Transform</text:span><text:span text:style-name="T124"> </text:span><text:span text:style-name="T47">Algorithm</text:span><text:span text:style-name="T124">="http://www.w3.org/2001/10/xml-exc-c14n#"/&gt;<text:line-break/>                    &lt;/</text:span><text:span text:style-name="T133">ds</text:span><text:span text:style-name="T124">:</text:span><text:span text:style-name="T38">Transforms</text:span><text:span text:style-name="T124">&gt;<text:line-break/>                    &lt;</text:span><text:span text:style-name="T133">ds</text:span><text:span text:style-name="T124">:</text:span><text:span text:style-name="T38">DigestMethod</text:span><text:span text:style-name="T124"> </text:span><text:span text:style-name="T47">Algorithm</text:span><text:span text:style-name="T124">="http://www.w3.org/2001/04/xmlenc#sha256"/&gt;<text:line-break/>                    &lt;</text:span><text:span text:style-name="T133">ds</text:span><text:span text:style-name="T124">:</text:span><text:span text:style-name="T38">DigestValue</text:span><text:span text:style-name="T124">&gt;JBfoi8iBKRyWxXYlTTU1cdyybMTyJr+WDW+qCJdxoGE=&lt;/</text:span><text:span text:style-name="T133">ds</text:span><text:span text:style-name="T124">:</text:span><text:span text:style-name="T38">DigestValue</text:span><text:span text:style-name="T124">&gt;<text:line-break/>                &lt;/</text:span><text:span text:style-name="T133">ds</text:span><text:span text:style-name="T124">:</text:span><text:span text:style-name="T38">Reference</text:span><text:span text:style-name="T124">&gt;<text:line-break/>            &lt;/</text:span><text:span text:style-name="T133">ds</text:span><text:span text:style-name="T124">:</text:span><text:span text:style-name="T38">SignedInfo</text:span><text:span text:style-name="T124">&gt;<text:line-break/>            &lt;</text:span><text:span text:style-name="T133">ds</text:span><text:span text:style-name="T124">:</text:span><text:span text:style-name="T38">SignatureValue</text:span><text:span text:style-name="T124">&gt;mSMaH6wChPQRDT... JKrW3n/dL7seGbg==&lt;/</text:span><text:span text:style-name="T133">ds</text:span><text:span text:style-name="T124">:</text:span><text:span text:style-name="T38">SignatureValue</text:span><text:span text:style-name="T124">&gt;<text:line-break/>            &lt;</text:span><text:span text:style-name="T133">ds</text:span><text:span text:style-name="T124">:</text:span><text:span text:style-name="T38">KeyInfo</text:span><text:span text:style-name="T124">&gt;<text:line-break/> <text:s text:c="14"/>&lt;</text:span><text:span text:style-name="T133">ds</text:span><text:span text:style-name="T124">:</text:span><text:span text:style-name="T38">RSAKeyValue</text:span><text:span text:style-name="T124">&gt;<text:line-break/> <text:s text:c="17"/>&lt;</text:span><text:span text:style-name="T133">ds</text:span><text:span text:style-name="T124">:</text:span><text:span text:style-name="T38">Modulus</text:span><text:span text:style-name="T124">&gt;ALhBpUjJK/mSjPAe/ … fXG8z1V3mVDZTBM7eZ&lt;/</text:span><text:span text:style-name="T133">ds</text:span><text:span text:style-name="T124">:</text:span><text:span text:style-name="T38">Modulus</text:span><text:span text:style-name="T124">&gt;<text:line-break/> <text:s text:c="17"/>&lt;</text:span><text:span text:style-name="T133">ds</text:span><text:span text:style-name="T124">:</text:span><text:span text:style-name="T38">Exponent</text:span><text:span text:style-name="T124">&gt;AQAB&lt;/</text:span><text:span text:style-name="T133">ds</text:span><text:span text:style-name="T124">:</text:span><text:span text:style-name="T38">Exponent</text:span><text:span text:style-name="T124">&gt;<text:line-break/> <text:s text:c="14"/>&lt;/</text:span><text:span text:style-name="T133">ds</text:span><text:span text:style-name="T124">:</text:span><text:span text:style-name="T38">RSAKeyValue</text:span><text:span text:style-name="T124">&gt;</text:span></text:p>
            <text:p text:style-name="P81"><text:span text:style-name="T124">            &lt;/</text:span><text:span text:style-name="T133">ds</text:span><text:span text:style-name="T124">:</text:span><text:span text:style-name="T38">KeyInfo</text:span><text:span text:style-name="T124">&gt;<text:line-break/>        &lt;/</text:span><text:span text:style-name="T133">ds</text:span><text:span text:style-name="T124">:</text:span><text:span text:style-name="T38">Signature</text:span><text:span text:style-name="T124">&gt;<text:line-break/>    &lt;/</text:span><text:span text:style-name="T38">LookupSpecifier</text:span><text:span text:style-name="T124">&gt;<text:line-break/></text:span></text:p>
            <text:p text:style-name="Standard"><text:span text:style-name="T124">&lt;/</text:span><text:span text:style-name="T38">CredentialDiscoveryRequest</text:span><text:span text:style-name="T124">&gt;</text:span></text:p>
          </table:table-cell>
        </table:table-row>
      </table:table>
      <text:p text:style-name="Text_20_body"/>
      <text:p text:style-name="Standard">The example works as follows:<text:line-break/></text:p>
      <text:list xml:id="list33433906" text:style-name="L5">
        <text:list-item>
          <text:p text:style-name="P165">Verify that the <text:span text:style-name="T112">Signature</text:span> is <text:span text:style-name="T2">technically</text:span> valid. <text:s/>Note that the actual issuer is <text:span text:style-name="T2">ignored</text:span> since an SKS has no opinion about what issuers are trustworthy or not.</text:p>
        </text:list-item>
        <text:list-item>
          <text:p text:style-name="P165">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5">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65">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5">Collect the keys from step #4 that also feature the e-mail addresss <text:span text:style-name="T144">"</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34485774" text:continue-list="list34491809" text:style-name="Numbering_20_4">
        <text:list-item>
          <text:h text:style-name="P161"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4509144"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34491665" text:continue-numbering="true" text:style-name="Numbering_20_4">
        <text:list-item>
          <text:h text:style-name="P162"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7"><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7"><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34492313" text:continue-numbering="true" text:style-name="Numbering_20_4">
        <text:list-item>
          <text:h text:style-name="P161"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3430600" text:style-name="L6">
        <text:list-item>
          <text:p text:style-name="P175"><text:span text:style-name="T2">CT-KIP by RSA Security</text:span>: KeyGen2 format and basic operation</text:p>
        </text:list-item>
        <text:list-item>
          <text:p text:style-name="P175"><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5"><text:span text:style-name="T2">SCP80 by GlobalPlatform</text:span>: Secure messaging including “rolling MACs”</text:p>
        </text:list-item>
        <text:list-item>
          <text:p text:style-name="P175"><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4507682" text:continue-list="list3449231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34512549"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33437074" text:style-name="L7">
        <text:list-item>
          <text:p text:style-name="P176">Investigating “physical presence” GPIO options</text:p>
        </text:list-item>
        <text:list-item>
          <text:p text:style-name="P176">Language check</text:p>
        </text:list-item>
        <text:list-item>
          <text:p text:style-name="P176">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6<text:tab/>Page <text:page-number text:select-page="current">7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16</meta:editing-cycles>
    <meta:editing-duration>PT30H06M11S</meta:editing-duration>
    <dc:title>Secure Key Store - API and Architecture</dc:title>
    <dc:date>2011-11-26T14:37:39.27</dc:date>
    <dc:creator>Anders Rundgren</dc:creator>
    <meta:document-statistic meta:table-count="119" meta:image-count="0" meta:object-count="6" meta:page-count="72" meta:paragraph-count="2270" meta:word-count="15084" meta:character-count="10927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3"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path draw:style-name="gr2" draw:text-style-name="P1" draw:layer="layout" svg:width="0.955cm" svg:height="0.414cm" draw:transform="skewX (-0.01745329251994) rotate (0.020071286397931) translate (4.54323116039446cm 7.95414648452089cm)" svg:viewBox="0 0 956 415" svg:d="m941 16502-749-15c0 0-197-76-192-222s207-178 207-178l749 16z">
          <text:p/>
        </draw:path>
        <draw:path draw:style-name="gr2" draw:text-style-name="P1" draw:layer="layout" svg:width="0.955cm" svg:height="0.413cm" draw:transform="skewX (0.01745329251994) rotate (-0.0200712863991177) translate (12.2505648771038cm 7.93468175583428cm)" svg:viewBox="0 0 956 414" svg:d="m15 15788 750-14c0 0 197-77 191-222s-206-178-206-178l-750 15z">
          <text:p/>
        </draw:path>
        <draw:path draw:style-name="gr3" draw:text-style-name="P1" draw:layer="layout" svg:width="0.955cm" svg:height="0.413cm" draw:transform="skewX (-0.0172787595947406) rotate (-1.55072504039786) translate (7.05585387253154cm 5.84325042462131cm)" svg:viewBox="0 0 956 414" svg:d="m941-13460-749-15c0 0-197-76-192-222s207-177 207-177l749 14z">
          <text:p/>
        </draw:path>
        <draw:path draw:style-name="gr3" draw:text-style-name="P1" draw:layer="layout" svg:width="0.955cm" svg:height="0.414cm" draw:transform="skewX (0.0172787595947406) rotate (-1.59086761319372) translate (7.07504427669027cm 13.4505621323665cm)" svg:viewBox="0 0 956 415" svg:d="m15-14272 750-15c0 0 197-77 191-222s-206-178-206-178l-750 15z">
          <text:p/>
        </draw:path>
        <draw:line draw:style-name="gr4" draw:text-style-name="P1" draw:layer="layout" svg:x1="11.65cm" svg:y1="13.6cm" svg:x2="11.409cm" svg:y2="13.235cm">
          <text:p/>
        </draw:line>
        <draw:line draw:style-name="gr4" draw:text-style-name="P1" draw:layer="layout" svg:x1="12.35cm" svg:y1="13cm" svg:x2="11.991cm" svg:y2="12.648cm">
          <text:p/>
        </draw:line>
        <draw:line draw:style-name="gr4" draw:text-style-name="P1" draw:layer="layout" svg:x1="11.65cm" svg:y1="6.7cm" svg:x2="11.356cm" svg:y2="7.043cm">
          <text:p/>
        </draw:line>
        <draw:line draw:style-name="gr4" draw:text-style-name="P1" draw:layer="layout" svg:x1="12.35cm" svg:y1="7.35cm" svg:x2="11.95cm" svg:y2="7.6cm">
          <text:p/>
        </draw:line>
        <draw:line draw:style-name="gr4" draw:text-style-name="P1" draw:layer="layout" svg:x1="6.15cm" svg:y1="6.715cm" svg:x2="6.4cm" svg:y2="7cm">
          <text:p/>
        </draw:line>
        <draw:line draw:style-name="gr4" draw:text-style-name="P1" draw:layer="layout" svg:x1="5.45cm" svg:y1="7.35cm" svg:x2="5.75cm" svg:y2="7.55cm">
          <text:p/>
        </draw:line>
        <draw:line draw:style-name="gr4" draw:text-style-name="P1" draw:layer="layout" svg:x1="5.445cm" svg:y1="12.988cm" svg:x2="5.75cm" svg:y2="12.7cm">
          <text:p/>
        </draw:line>
        <draw:line draw:style-name="gr4" draw:text-style-name="P1" draw:layer="layout" svg:x1="6.15cm" svg:y1="13.6cm" svg:x2="6.4cm" svg:y2="13.25cm">
          <text:p/>
        </draw:line>
        <draw:polygon draw:style-name="gr5" draw:text-style-name="P1" draw:layer="layout" svg:width="6.399cm" svg:height="6.399cm" svg:x="5.7cm" svg:y="6.92cm" svg:viewBox="0 0 6400 6400" draw:points="639,0 5755,0 6400,582 6395,5818 5755,6400 639,6400 0,5818 0,582">
          <text:p/>
        </draw:polygon>
        <draw:frame draw:style-name="gr6"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2" draw:text-style-name="P1" draw:layer="layout" svg:width="0.955cm" svg:height="0.413cm" draw:transform="skewX (0.01745329251994) rotate (-0.0200712863991177) translate (12.2505648771038cm 8.73468175583428cm)" svg:viewBox="0 0 956 414" svg:d="m15 17388 750-15c0 0 197-77 191-222s-206-177-206-177l-750 15z">
          <text:p/>
        </draw:path>
        <draw:path draw:style-name="gr2" draw:text-style-name="P1" draw:layer="layout" svg:width="0.955cm" svg:height="0.413cm" draw:transform="skewX (0.01745329251994) rotate (-0.0200712863991177) translate (12.2505648771038cm 9.53468175583428cm)" svg:viewBox="0 0 956 414" svg:d="m15 18988 750-15c0 0 197-77 191-222s-206-177-206-177l-750 14z">
          <text:p/>
        </draw:path>
        <draw:path draw:style-name="gr2" draw:text-style-name="P1" draw:layer="layout" svg:width="0.955cm" svg:height="0.413cm" draw:transform="skewX (0.01745329251994) rotate (-0.0200712863991177) translate (12.2505648771038cm 10.3346817558343cm)" svg:viewBox="0 0 956 414" svg:d="m15 20587 750-14c0 0 197-77 191-222s-206-178-206-178l-750 15z">
          <text:p/>
        </draw:path>
        <draw:path draw:style-name="gr2" draw:text-style-name="P1" draw:layer="layout" svg:width="0.955cm" svg:height="0.413cm" draw:transform="skewX (0.01745329251994) rotate (-0.0200712863991177) translate (12.2505648771038cm 11.1346817558343cm)" svg:viewBox="0 0 956 414" svg:d="m15 22187 750-15c0 0 197-77 191-222s-206-177-206-177l-750 15z">
          <text:p/>
        </draw:path>
        <draw:path draw:style-name="gr2" draw:text-style-name="P1" draw:layer="layout" svg:width="0.955cm" svg:height="0.413cm" draw:transform="skewX (0.01745329251994) rotate (-0.0200712863991177) translate (12.2505648771038cm 11.9346817558343cm)" svg:viewBox="0 0 956 414" svg:d="m15 23787 750-15c0 0 197-77 191-222s-206-177-206-177l-750 14z">
          <text:p/>
        </draw:path>
        <draw:path draw:style-name="gr2" draw:text-style-name="P1" draw:layer="layout" svg:width="0.955cm" svg:height="0.414cm" draw:transform="skewX (-0.01745329251994) rotate (0.020071286397931) translate (4.54323116039446cm 8.75414648452088cm)" svg:viewBox="0 0 956 415" svg:d="m941 18102-749-16c0 0-197-76-192-221s207-178 207-178l749 15z">
          <text:p/>
        </draw:path>
        <draw:path draw:style-name="gr2" draw:text-style-name="P1" draw:layer="layout" svg:width="0.955cm" svg:height="0.414cm" draw:transform="skewX (-0.01745329251994) rotate (0.020071286397931) translate (4.54323116039446cm 9.55414648452089cm)" svg:viewBox="0 0 956 415" svg:d="m941 19702-749-16c0 0-197-76-192-221s207-178 207-178l749 15z">
          <text:p/>
        </draw:path>
        <draw:path draw:style-name="gr2" draw:text-style-name="P1" draw:layer="layout" svg:width="0.955cm" svg:height="0.414cm" draw:transform="skewX (-0.01745329251994) rotate (0.020071286397931) translate (4.54323116039446cm 10.3541464845208cm)" svg:viewBox="0 0 956 415" svg:d="m941 21301-749-15c0 0-197-76-192-222s207-178 207-178l749 16z">
          <text:p/>
        </draw:path>
        <draw:path draw:style-name="gr2" draw:text-style-name="P1" draw:layer="layout" svg:width="0.955cm" svg:height="0.414cm" draw:transform="skewX (-0.01745329251994) rotate (0.020071286397931) translate (4.54323116039446cm 11.1541464845208cm)" svg:viewBox="0 0 956 415" svg:d="m941 22901-749-15c0 0-197-77-192-222s207-178 207-178l749 16z">
          <text:p/>
        </draw:path>
        <draw:path draw:style-name="gr2" draw:text-style-name="P1" draw:layer="layout" svg:width="0.955cm" svg:height="0.414cm" draw:transform="skewX (-0.01745329251994) rotate (0.020071286397931) translate (4.54323116039446cm 11.9541464845208cm)" svg:viewBox="0 0 956 415" svg:d="m941 24501-749-16c0 0-197-76-192-221s207-178 207-178l749 15z">
          <text:p/>
        </draw:path>
        <draw:path draw:style-name="gr3" draw:text-style-name="P1" draw:layer="layout" svg:width="0.955cm" svg:height="0.414cm" draw:transform="skewX (-0.0172787595947406) rotate (-1.55072504039786) translate (7.85585387253154cm 5.84325042462131cm)" svg:viewBox="0 0 956 415" svg:d="m941-15059-749-16c0 0-197-76-192-222s207-177 207-177l749 15z">
          <text:p/>
        </draw:path>
        <draw:path draw:style-name="gr3" draw:text-style-name="P1" draw:layer="layout" svg:width="0.955cm" svg:height="0.414cm" draw:transform="skewX (-0.0172787595947406) rotate (-1.55072504039786) translate (8.65585387253155cm 5.84325042462131cm)" svg:viewBox="0 0 956 415" svg:d="m941-16659-749-15c0 0-197-77-192-222s207-178 207-178l749 15z">
          <text:p/>
        </draw:path>
        <draw:path draw:style-name="gr3" draw:text-style-name="P1" draw:layer="layout" svg:width="0.955cm" svg:height="0.413cm" draw:transform="skewX (-0.0172787595947406) rotate (-1.55072504039786) translate (9.45585387253154cm 5.84325042462131cm)" svg:viewBox="0 0 956 414" svg:d="m941-18259-749-15c0 0-197-76-192-222s207-177 207-177l749 14z">
          <text:p/>
        </draw:path>
        <draw:path draw:style-name="gr3" draw:text-style-name="P1" draw:layer="layout" svg:width="0.955cm" svg:height="0.414cm" draw:transform="skewX (-0.0172787595947406) rotate (-1.55072504039786) translate (10.2558538725316cm 5.84325042462131cm)" svg:viewBox="0 0 956 415" svg:d="m941-19858-749-16c0 0-197-76-192-222s207-177 207-177l749 15z">
          <text:p/>
        </draw:path>
        <draw:path draw:style-name="gr3" draw:text-style-name="P1" draw:layer="layout" svg:width="0.955cm" svg:height="0.414cm" draw:transform="skewX (-0.0172787595947406) rotate (-1.55072504039786) translate (11.0558538725316cm 5.84325042462131cm)" svg:viewBox="0 0 956 415" svg:d="m941-21458-749-15c0 0-197-77-192-222s207-178 207-178l749 15z">
          <text:p/>
        </draw:path>
        <draw:path draw:style-name="gr3" draw:text-style-name="P1" draw:layer="layout" svg:width="0.955cm" svg:height="0.414cm" draw:transform="skewX (0.0172787595947406) rotate (-1.59086761319372) translate (7.87504427669027cm 13.4505621323665cm)" svg:viewBox="0 0 956 415" svg:d="m15-15872 750-15c0 0 197-76 191-222s-206-178-206-178l-750 16z">
          <text:p/>
        </draw:path>
        <draw:path draw:style-name="gr3" draw:text-style-name="P1" draw:layer="layout" svg:width="0.955cm" svg:height="0.413cm" draw:transform="skewX (0.0172787595947406) rotate (-1.59086761319372) translate (8.67504427669027cm 13.4505621323665cm)" svg:viewBox="0 0 956 414" svg:d="m15-17472 750-14c0 0 197-77 191-222s-206-178-206-178l-750 15z">
          <text:p/>
        </draw:path>
        <draw:path draw:style-name="gr3" draw:text-style-name="P1" draw:layer="layout" svg:width="0.955cm" svg:height="0.414cm" draw:transform="skewX (0.0172787595947406) rotate (-1.59086761319372) translate (9.47504427669027cm 13.4505621323665cm)" svg:viewBox="0 0 956 415" svg:d="m15-19071 750-15c0 0 197-77 191-222s-206-178-206-178l-750 15z">
          <text:p/>
        </draw:path>
        <draw:path draw:style-name="gr3" draw:text-style-name="P1" draw:layer="layout" svg:width="0.955cm" svg:height="0.414cm" draw:transform="skewX (0.0172787595947406) rotate (-1.59086761319372) translate (10.2750442766903cm 13.4505621323665cm)" svg:viewBox="0 0 956 415" svg:d="m15-20671 750-15c0 0 197-76 191-222s-206-178-206-178l-750 16z">
          <text:p/>
        </draw:path>
        <draw:path draw:style-name="gr3" draw:text-style-name="P1" draw:layer="layout" svg:width="0.955cm" svg:height="0.414cm" draw:transform="skewX (0.0172787595947406) rotate (-1.59086761319372) translate (11.0750442766903cm 13.4505621323665cm)" svg:viewBox="0 0 956 415" svg:d="m15-22271 750-14c0 0 197-77 191-222s-206-179-206-179l-750 1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